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8cm" svg:stroke-color="#ff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15.1000003814697pt" style:font-size-asian="15.1000003814697pt" style:font-name-complex="DejaVu Sans1" style:font-size-complex="15.1000003814697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81cm" svg:height="0.289cm" svg:x="14.802cm" svg:y="16.566cm" svg:viewBox="0 0 1282 290" svg:d="M187 213c0 24-7 42-25 56-14 14-38 21-70 21-25 0-46-7-64-17-17-15-28-32-28-57l35-3c4 31 25 49 57 49 21 0 35-4 42-14 11-7 14-21 14-39 0-14-3-25-14-32-14-10-28-14-49-14h-21v-28h17c21 0 35-7 46-14s14-21 14-35-3-25-10-37c-11-7-22-10-39-10-14 0-28 3-39 10-7 8-14 19-14 33h-35c3-25 10-43 28-54 14-14 35-17 60-17 28 0 49 3 63 17 14 11 25 33 25 54 0 18-7 32-18 42-7 11-21 18-42 25 21 0 39 7 49 18 11 14 18 28 18 46zM205 290l77-290h32l-81 290zM342 287v-29h67v-212l-60 47v-36l64-43h32v244h67v29zM734 199c0 28-7 49-25 67-14 17-35 24-63 24-32 0-53-10-71-35-14-21-25-53-25-99s11-81 25-110c18-25 42-35 74-35 39 0 67 17 78 53l-35 8c-8-23-22-33-43-33s-35 7-49 25c-11 22-14 50-14 85 7-14 14-21 28-28 10-7 21-11 39-11 24 0 42 7 60 25 14 14 21 35 21 64zM699 199c0-18-4-36-15-46-10-11-24-14-42-14-14 0-28 3-39 14-10 10-14 21-14 38 0 22 7 39 14 50 11 14 25 21 43 21 14 0 28-4 38-18 11-10 15-24 15-45zM751 290l78-290h32l-78 290zM889 287v-29h67v-212l-60 47v-36l64-43h31v244h67v29zM1282 213c0 24-7 42-25 56-14 14-39 21-68 21-28 0-53-7-67-21-18-14-25-32-25-56 0-18 4-36 14-46 11-11 21-18 39-21v-4c-14 0-28-11-35-21-7-14-14-25-14-42 0-22 7-37 24-51 15-14 36-17 64-17 29 0 47 3 64 17 15 11 22 29 22 54 0 14-4 28-11 39-11 14-21 21-35 21v4c17 3 28 10 39 21 10 10 14 28 14 46zM1239 82c0-33-14-47-50-47-18 0-32 4-39 11-7 8-14 22-14 36s7 28 14 35c11 11 21 14 39 14 15 0 29-3 40-10 7-11 10-21 10-39zM1246 209c0-18-3-32-14-39-10-7-24-14-43-14-21 0-32 7-42 14-11 11-15 21-15 39 0 35 18 57 57 57 19 0 36-4 43-15 11-10 14-24 14-42z">
          <text:p/>
        </draw:path>
        <draw:path draw:style-name="gr3" draw:text-style-name="P3" draw:layer="layout" svg:width="1.287cm" svg:height="0.297cm" svg:x="14.799cm" svg:y="16.562cm" svg:viewBox="0 0 1288 298" svg:d="M195 217c0 24-11 45-25 60-18 14-42 21-71 21-28 0-49-7-67-18-17-14-28-35-32-60h4l35-7h4v4c3 31 21 45 56 45 18 0 29-3 39-10 11-11 14-21 14-39 0-14-3-21-14-32-14-7-28-10-49-10h-21v-4-29-4h21c17 0 31-3 42-14 11-7 14-17 14-31s-3-25-14-32c-7-7-18-14-35-14-14 0-25 7-35 14-8 7-15 18-15 28v4h-3l-35-4h-4c4-25 14-42 32-56 14-11 35-18 60-18 28 0 53 7 67 18 14 14 25 31 25 56 0 18-8 32-18 46-11 11-25 18-42 21h3-3v-3c21 3 35 10 49 22 11 10 18 28 18 46zM188 217c0-18-4-32-15-43-10-10-28-18-45-22h-4v-3c21-4 32-11 42-22 11-10 14-24 14-42 0-21-7-39-21-49-14-14-35-21-63-21-25 0-43 7-60 17-14 14-21 32-25 53h-3v-3l35 3h-4c4-14 11-25 18-35 11-7 25-11 39-11 17 0 32 4 42 14 7 7 14 22 14 36s-7 28-17 38c-11 7-29 11-46 11h-21 3v29h-3v-3h21c21 0 39 7 49 14 14 7 18 21 18 35 0 21-4 32-14 42-11 11-25 15-43 15-35 0-56-18-63-50l3-3v3l-35 4v-4h4c3 25 10 42 28 53 14 14 35 18 63 18 29 0 50-4 67-18 14-14 22-32 22-56zM205 294l81-294h32 4v4l-78 290v4h-4-31-4zM209 291h31v3h-3l78-294 3 4h-32 4l-78 290h-3zM343 291v-29-3h3 71v3h-4v-212h4v3l-60 43-7 3v-3-36l3-3 64-42h35v3 244-3h64 3v3 29 3h-3-170-3zM346 287h170v4h-4v-29h4v4h-64-3v-4-244h3-35 3l-63 46-4-4h4v36h-4v-4l60-46 4-3v7 212 4h-71v-4h4v29h-4zM741 203c0 28-10 52-24 70-18 14-39 25-67 25-32 0-57-11-71-36-18-24-25-56-25-103 0-46 7-84 25-109s42-39 74-39c43 0 71 18 81 56v4h-3l-32 7h-3v-3c-8-22-22-32-43-32s-35 10-42 28c-11 18-18 46-18 81h-3v-3c3-11 14-22 24-29 14-7 29-10 43-10 24 0 46 10 63 24 14 18 21 40 21 69zM734 203c0-29-7-47-21-65-14-14-32-21-56-21-14 0-29 3-39 7-11 7-18 18-25 28l-7 12v-12c0-39 7-67 18-85 10-17 28-28 49-28 25 0 39 11 46 36v-4l32-7v3l-4 4c-10-39-35-56-74-56-32 0-53 14-70 38-14 25-25 60-25 106 0 47 7 79 25 100 17 21 38 32 67 32 28 0 49-7 63-25 14-14 21-35 21-63zM699 203c0-18-3-32-14-44-7-10-21-14-35-14-18 0-29 4-39 14-11 8-14 19-14 36 0 22 3 39 14 50 10 14 21 17 39 17 14 0 28-3 35-14 11-10 14-24 14-45zM706 203c0 21-7 38-14 49-11 10-25 18-42 18-18 0-32-8-43-22-10-14-14-31-14-53 0-17 4-31 14-43 11-7 25-14 43-14 14 0 31 7 42 18 7 11 14 29 14 47zM752 294l81-294h4 28 3v4l-77 290v4h-4-32-3zM755 291h32v3h-3l81-294v4h-28l-78 290h-4zM890 291v-29-3h3 71v3h-4v-212h4v3l-60 43-4 3v-3-36-3l64-42h3 32v3 244-3h63 4v3 29 3h-4-169-3zM893 287h169v4h-3v-29h3v4h-63-4v-4-244h4-32l-63 46-4-4h4v36h-4v-4l60-46 7-3v7 212 4h-3-71v-4h4v29h-4zM1288 217c0 24-7 45-25 60-17 14-38 21-70 21-28 0-53-7-71-21-14-15-24-36-24-60 0-18 3-36 14-50 10-11 24-18 42-22v4h-3v-4h3v4c-14-4-28-11-35-22-11-14-14-28-14-45 0-22 7-39 24-50 15-14 36-21 64-21s49 7 63 18c18 14 25 31 25 56 0 14-3 28-14 42-7 11-21 18-35 22v-4h3v4h-3v-4c17 4 31 11 42 22 11 14 14 28 14 50zM1281 217c0-18-3-32-10-46-11-12-25-19-39-19l-4-3v-4h4c14-3 24-11 31-21 11-14 15-25 15-39 0-21-11-39-25-49-14-14-35-21-60-21s-46 7-60 21c-18 10-25 28-25 46 0 17 4 28 14 42 7 10 18 18 32 21h4v4 3h-4c-14 0-28 7-35 19-11 14-14 28-14 46 0 24 7 42 21 56 18 14 39 18 67 18s53-4 67-18 21-35 21-56zM1239 85c0-28-14-42-46-42-18 0-28 3-35 10-11 7-11 18-11 32s4 25 11 35c7 7 21 11 35 11s28-4 35-11 11-17 11-35zM1246 85c0 18-4 32-14 39-11 7-21 14-39 14s-32-7-39-14c-10-11-14-21-14-39 0-14 4-28 14-35 7-11 21-14 39-14 35 0 53 17 53 49zM1246 213c0-18-4-28-14-39-7-7-21-10-39-10s-32 3-39 14c-10 7-14 17-14 35 0 35 18 53 53 53 18 0 32-4 42-14 7-7 11-21 11-39zM1253 213c0 21-7 35-14 46-11 7-25 14-46 14-39 0-60-21-60-60 0-18 7-32 18-42 10-7 24-12 42-12s35 5 42 12c11 10 18 24 18 42z">
          <text:p/>
        </draw:path>
        <draw:path draw:style-name="gr3" draw:text-style-name="P3" draw:layer="layout" svg:width="0.512cm" svg:height="0.279cm" svg:x="15.183cm" svg:y="18.859cm" svg:viewBox="0 0 513 280" svg:d="M0 280v-25c7-18 18-28 25-42 10-11 21-21 32-33 10-7 21-18 31-25 7-7 18-14 25-24 11-8 18-15 21-25 7-7 7-18 7-28 0-18-3-29-14-36-7-10-21-14-35-14s-25 4-35 14c-11 7-18 18-18 32h-35c3-25 10-42 28-53 14-14 35-21 60-21 28 0 49 7 63 21 14 11 21 32 21 53 0 14 0 21-7 32-3 10-10 21-21 32-7 10-28 28-53 50-14 11-28 21-35 32-11 10-18 21-21 28h141v32zM240 109v-42h35v42zM240 280v-43h35v43zM342 280v-32h68v-209l-61 42v-32l65-42h32v241h67v32z">
          <text:p/>
        </draw:path>
        <draw:path draw:style-name="gr3" draw:text-style-name="P3" draw:layer="layout" svg:width="0.515cm" svg:height="0.282cm" svg:x="15.183cm" svg:y="18.859cm" svg:viewBox="0 0 516 283" svg:d="M0 280v-25c7-18 15-32 26-42 7-11 17-21 28-32 11-12 21-19 32-26 10-7 21-17 28-24 7-8 14-18 18-25 7-11 7-18 7-28 0-14-4-25-11-32-7-11-21-14-35-14s-25 3-35 10c-8 11-15 18-15 32v4h-3l-36-4h-4v-3c4-22 15-39 29-53 18-11 39-18 64-18 28 0 49 7 67 18 14 14 21 35 21 56 0 14-4 25-7 35-7 11-14 22-21 32-11 11-28 25-57 51v-4 4c-14 10-24 21-35 31-7 11-14 18-18 28l-3-3h141 4v32 3h-4-181zM0 276h181v4-32 3h-141-4l4-3c3-7 7-18 18-28 10-11 21-21 35-32 28-26 46-40 56-50 7-11 14-22 18-32 7-11 7-21 7-32 0-21-7-39-21-53-11-10-32-17-60-17-25 0-43 7-60 17-14 14-26 32-26 53h-3v-3l36 3h-4c4-14 7-25 18-35 11-7 25-11 39-11 17 0 28 4 39 11 10 10 14 21 14 39 0 10-4 21-7 28-7 10-14 21-22 28-10 7-17 18-28 25-10 7-21 18-31 25-11 11-18 22-29 32-10 11-17 25-25 39h-4 4v25h-4zM237 109v-42h4 35 4v42 4h-4-35-4zM241 106h35v3h-3v-42h3v4h-35v-4 42zM237 280v-39-4h4 35 4v4 39 3h-4-35-4zM241 276h35v4h-3v-39h3-35v39zM336 280v-32h4 70-3v-209h3l-60 46-3 3v-7-32-3l63-42h4 32 3v3 241h-3 67 3v32 3h-3-173-4zM340 276h173v4h-4v-32h4v3h-67-4v-3-241h4-32l-64 46-3-4h3v32h-3l60-46 7-3v7 209 3h-4-70v-3h3v32h-3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7.902cm" svg:height="0.522cm" svg:x="18.644cm" svg:y="15.458cm" svg:viewBox="0 0 7903 523" svg:d="M0 406v-385h49v343h194v42zM480 60c-43 0-78 11-99 39-25 28-39 67-39 113s14 85 39 113c25 32 56 46 99 46 56 0 95-29 123-81l42 21c-17 31-38 56-67 74-28 21-63 28-98 28-39 0-74-7-103-25-28-17-49-39-63-70-14-28-25-64-25-106 0-60 18-109 53-145 32-31 78-49 138-49 38 0 74 7 102 21 25 18 46 42 60 74l-50 14c-10-21-24-39-42-49-21-11-46-18-70-18zM1044 212c0 39-7 74-21 102-18 32-39 53-67 71-28 14-60 21-99 21h-141v-385h127c63 0 113 18 148 50 35 35 53 81 53 141zM995 212c0-49-14-85-43-109-24-25-63-39-113-39h-74v303h89c28 0 52-7 74-21 21-11 35-28 49-53 11-25 18-49 18-81zM1065 520v-35h329v35zM1539 406c-18 3-32 7-49 7-39 0-60-25-60-67v-198h-36v-35h39l14-67h32v67h53v35h-53v184c0 14 3 25 7 32s14 10 25 10c7 0 14-3 28-7zM1832 258c0 53-11 91-32 116-25 25-56 39-99 39-46 0-77-14-99-39-21-28-35-67-35-116 0-99 46-152 134-152 46 0 78 14 99 39s32 60 32 113zM1779 258c0-39-4-71-18-88-10-18-32-29-60-29s-49 11-60 29c-14 21-21 49-21 88s7 70 21 88c11 21 32 28 57 28 31 0 53-7 63-28 14-18 18-46 18-88zM2142 258c0 102-35 155-109 155-46 0-74-18-92-53 0 4 0 18 0 49v114h-46v-350c0-32-3-53-3-60h49v7c0 4 0 11 0 18 0 10 0 17 0 21 11-18 21-32 35-39 14-10 36-14 57-14 39 0 63 14 81 35 21 25 28 64 28 117zM2093 258c0-39-7-71-18-88-10-18-28-25-53-25-21 0-35 3-46 10-10 11-21 22-24 39-7 18-11 39-11 67 0 39 7 67 21 88 11 18 32 25 60 25 25 0 43-7 53-25 11-17 18-49 18-91zM2156 520v-35h325v35zM2551 258c0 39 7 67 18 88 14 18 32 28 56 28 18 0 32-7 43-14 14-11 21-25 25-46l49 4c-7 28-18 53-39 67-18 21-46 28-74 28-42 0-74-14-95-39-25-28-36-67-36-116 0-50 11-85 36-113 21-25 53-39 91-39 32 0 57 7 78 25 18 14 32 35 35 63l-49 4c-4-18-11-28-21-39-11-11-25-14-43-14-24 0-45 7-56 25-11 17-18 45-18 88zM2872 413c-31 0-52-7-67-25-17-14-21-35-21-63 0-32 7-53 28-71 22-17 53-24 99-28h64v-14c0-25-4-42-14-53-11-11-25-14-50-14-21 0-35 3-46 10-10 8-17 18-17 36l-53-4c7-56 49-81 120-81 35 0 63 7 81 25 21 17 28 42 28 74v127c0 14 4 28 7 35 4 7 11 11 21 11 4 0 11-4 18-4v32c-14 3-28 3-39 3-17 0-32-3-39-14-10-10-14-24-14-46h-3c-11 25-25 39-43 50-17 10-35 14-60 14zM2883 374c18 0 32-3 46-10 14-11 28-22 35-36s11-28 11-42v-25h-53c-25 0-39 4-53 7-11 4-21 11-25 22-7 10-10 21-10 35 0 17 3 28 10 39 11 7 21 10 39 10zM3356 258c0 102-36 155-110 155-21 0-38-4-56-14-14-7-25-21-35-39 0 7 0 14 0 25 0 14-4 21-4 21h-46c0-11 0-28 0-60v-346h50v117c0 14 0 28 0 42 10-18 21-32 35-39 18-10 35-14 56-14 39 0 64 14 85 39 18 25 25 60 25 113zM3303 258c0-39-4-71-14-88-11-18-29-25-53-25-28 0-50 7-60 28-14 18-21 49-21 88s7 67 17 88c14 18 36 25 64 25 21 0 42-7 53-25 10-17 14-49 14-91zM3416 406v-406h49v406zM3578 268c0 36 7 60 21 78 14 21 35 28 60 28 21 0 39-3 53-10 14-11 21-22 25-32l46 10c-18 46-60 71-124 71-42 0-74-14-99-39-21-28-35-67-35-116 0-50 14-85 35-113 25-25 57-39 99-39 85 0 131 53 131 159v3zM3740 233c-3-32-14-53-24-70-15-15-32-22-57-22s-42 11-56 25c-14 18-21 39-25 67zM3804 520v-35h328v35zM4411 258c0 102-36 155-110 155-21 0-39-4-53-14-17-7-28-21-39-39 0 7 0 14 0 25 0 14-3 21-3 21h-46c0-11 0-28 0-60v-346h49v117c0 14 0 28 0 42 11-18 22-32 39-39 14-10 32-14 53-14 39 0 67 14 85 39 17 25 25 60 25 113zM4361 258c0-39-7-71-17-88-11-18-29-25-53-25-29 0-50 7-60 28-14 18-22 49-22 88s8 67 22 88c10 18 31 25 60 25 24 0 42-7 53-25 10-17 17-49 17-91zM4474 406v-226c0-21 0-42-3-67h45c4 32 4 53 4 60 7-28 18-42 28-53 11-10 25-14 42-14 8 0 15 0 22 4v42c-7 0-18 0-29 0-17 0-35 7-45 25-11 17-18 42-18 77v152zM4735 413c-32 0-53-7-67-25-18-14-25-35-25-63 0-32 11-53 32-71 18-17 53-24 95-28h67v-14c0-25-3-42-14-53-10-11-28-14-49-14s-39 3-46 10c-11 8-18 18-21 36l-50-4c8-56 46-81 117-81 39 0 67 7 85 25 17 17 28 42 28 74v127c0 14 3 28 7 35 3 7 10 11 21 11 4 0 11-4 14-4v32c-10 3-25 3-35 3-18 0-32-3-39-14-11-10-14-24-14-46h-4c-10 25-28 39-42 50-18 10-39 14-60 14zM4746 374c17 0 31-3 46-10 14-11 24-22 35-36 7-14 10-28 10-42v-25h-53c-24 0-42 4-52 7-11 4-22 11-29 22-7 10-10 21-10 35 0 17 7 28 14 39 7 7 21 10 39 10zM5007 258c0 39 3 67 17 88 11 18 32 28 57 28 17 0 32-7 42-14 14-11 18-25 21-46l53 4c-7 28-17 53-39 67-21 21-45 28-77 28-39 0-71-14-95-39-22-28-32-67-32-116 0-50 10-85 32-113 24-25 56-39 95-39 28 0 56 7 74 25 21 14 35 35 39 63l-53 4c0-18-7-28-18-39-10-11-25-14-42-14-28 0-46 7-60 25-11 17-14 45-14 88zM5437 406l-102-134-35 28v106h-50v-406h50v254l130-141h57l-120 127 127 166zM5571 268c0 36 7 60 18 78 14 21 35 28 63 28 21 0 39-3 53-10 11-11 18-22 25-32l42 10c-17 46-56 71-120 71-42 0-77-14-98-39-25-28-36-67-36-116 0-50 11-85 36-113 21-25 56-39 95-39 88 0 130 53 130 159v3zM5730 233c-4-32-11-53-25-70-14-15-32-22-56-22-25 0-43 11-57 25-14 18-21 39-21 67zM5956 406c-18 3-32 7-50 7-38 0-60-25-60-67v-198h-31v-35h35l14-67h32v67h56v35h-56v184c0 14 3 25 7 32 7 7 14 10 24 10 8 0 18-3 29-7zM5956 520v-35h324v35zM6312 50v-50h46v50zM6312 406v-293h46v293zM6622 406v-187c0-18-3-32-7-46-3-10-10-18-17-21-7-7-21-7-36-7-24 0-42 7-56 25-14 14-21 35-21 67v169h-50v-233c0-32 0-53 0-60h46v7c0 4 0 7 0 11 0 7 0 17 4 32 10-22 25-36 39-43 14-10 31-14 56-14 32 0 53 7 71 25 14 14 21 42 21 81v194zM6968 325c0 28-10 49-32 63-21 18-52 25-88 25-39 0-67-7-84-18-22-14-36-31-39-56l42-11c4 18 14 29 25 36 14 7 32 10 56 10 25 0 43-3 53-10 14-7 18-18 18-36 0-10-4-21-11-28s-21-14-39-18l-35-10c-28-7-49-14-60-21-14-7-21-14-28-25s-11-21-11-35c0-28 11-50 29-64 17-14 45-21 84-21 32 0 60 7 78 18 17 10 32 28 35 56l-42 4c-4-11-11-21-25-29-10-7-28-10-46-10-21 0-39 3-49 10-11 4-18 18-18 29 0 10 4 14 7 21 4 7 11 10 21 14 7 3 25 11 53 18 25 3 46 10 57 17 10 4 21 11 28 18s11 14 14 25c4 7 7 17 7 28zM7067 268c0 36 7 60 21 78 14 21 32 28 60 28 21 0 39-3 49-10 15-11 25-22 29-32l42 10c-18 46-56 71-120 71-46 0-78-14-102-39-21-28-32-67-32-116 0-50 11-85 32-113 24-25 56-39 99-39 88 0 130 53 130 159v3zM7226 233c-4-32-11-53-25-70-14-15-32-22-56-22-25 0-43 11-57 25-14 18-21 39-21 67zM7339 406v-226c0-21 0-42 0-67h45c0 32 0 53 0 60h4c7-28 14-42 25-53 10-10 24-14 42-14 7 0 14 0 21 4v42c-7 0-14 0-25 0-21 0-35 7-45 25-11 17-18 42-18 77v152zM7638 406c-17 3-35 7-49 7-39 0-60-25-60-67v-198h-35v-35h35l18-67h31v67h53v35h-53v184c0 14 4 25 8 32 3 7 10 10 24 10 4 0 14-3 28-7zM7903 325c0 28-11 49-32 63-21 18-49 25-88 25-35 0-63-7-85-18-21-14-31-31-38-56l42-11c7 18 14 29 28 36 11 7 32 10 53 10 25 0 42-3 57-10 10-7 17-18 17-36 0-10-7-21-14-28s-21-14-39-18l-35-10c-28-7-46-14-60-21-11-7-21-14-28-25s-11-21-11-35c0-28 11-50 32-64 18-14 46-21 81-21 32 0 60 7 78 18 21 10 31 28 39 56l-46 4c-4-11-11-21-22-29-10-7-28-10-49-10s-39 3-46 10c-14 4-17 18-17 29 0 10 3 14 7 21 3 7 10 10 17 14 11 3 29 11 57 18 24 3 42 10 56 17 11 4 18 11 25 18s14 14 14 25c7 7 7 17 7 28z">
          <text:p/>
        </draw:path>
        <draw:path draw:style-name="gr3" draw:text-style-name="P3" draw:layer="layout" svg:width="7.91cm" svg:height="0.526cm" svg:x="18.64cm" svg:y="15.458cm" svg:viewBox="0 0 7911 527" svg:d="M0 407v-386-3h4 49 4v3 347h-4v-3h194 4v3 39 3h-4-243-4zM4 407h243v-39h-194v-347 4h-49v-4zM484 65c-43 0-74 14-99 39-21 28-35 63-35 109 0 49 14 85 35 113 28 28 60 42 99 42 53 0 91-25 120-77v-4h3l42 25h4v3c-18 32-39 60-71 74-28 18-63 29-98 29-39 0-74-11-103-25-28-18-53-39-67-71-14-28-21-67-21-109 0-60 18-109 49-145 36-35 82-54 142-54 38 0 74 7 102 26 28 14 49 39 60 74h3l-3 4-50 14h-3c-7-21-21-39-42-50-18-14-43-17-67-17zM484 58c24 0 49 7 70 17 21 14 35 32 46 53l-4 4-3-4 53-17v3h-4c-14-32-31-53-60-70-24-16-60-26-98-26-60 0-106 19-138 54s-49 81-49 141c0 42 10 78 21 106 17 31 39 53 67 67 28 17 60 24 99 24 35 0 70-7 95-24 28-18 53-43 67-74h3l-3 3-42-21 3-3v3c-25 53-67 81-123 81-43 0-78-14-103-46-24-28-35-67-35-116 0-46 11-85 35-113 25-28 60-42 103-42zM1052 213c0 39-7 74-25 106-14 28-35 53-67 67-25 17-60 24-99 24h-141-4v-3-386-3h4 127c63 0 116 19 152 54 35 32 53 81 53 141zM1048 213c0-60-18-106-53-138-35-31-85-50-148-50h-127v-4 386h141c39 0 71-7 99-25 28-14 49-39 63-67 18-28 25-63 25-102zM995 213c0-46-14-81-39-106-24-25-63-39-113-39h-74 4v300h-4v-3h89c28 0 49-7 70-18 21-14 39-32 49-53 11-25 18-49 18-81zM999 213c0 32-4 60-18 85-11 21-28 42-49 52-22 15-46 18-74 18h-89-3v-300-3h3 74c50 0 92 10 117 35 28 28 39 64 39 113zM1069 520v-35-4h329 4v4 35 3h-4-329zM1069 516h329v4h-3v-35h3v3h-329v-3h4v35h-4zM1543 410c-18 4-32 4-49 4-43 0-64-21-64-67v-198h4v4h-36-3v-4-35-3h3 39v3h-3l14-67v-3h3 32 3v3 67h-3v-3h53 3v3 35 4h-3-53v-4h3v187c0 14 0 22 8 29 3 3 10 7 21 7 7 0 14 0 28-4h3v4 35zM1539 407v-35h4v3c-14 0-21 0-28 0-11 0-21 0-29-7-3-7-7-18-7-32v-187-3h4 53v3-35 4h-53-4v-4-67h4v4h-32v-4l-14 67v4h-39v-4h4v35h-4v-3h36 3v3 198c0 42 18 63 57 63 17 0 31-3 49-7v4zM1839 259c0 53-10 95-35 120-21 24-56 39-99 39-46 0-77-15-102-43-21-25-32-63-32-116 0-99 46-152 134-152 46 0 78 11 103 35 21 25 31 67 31 117zM1832 259c0-50-7-88-28-113s-53-35-99-35c-88 0-130 49-130 148 0 53 10 88 31 113 25 28 53 38 99 38 43 0 74-10 95-35 22-25 32-63 32-116zM1783 259c0-39-7-67-18-85-14-18-32-28-60-28s-46 10-60 28c-10 18-17 46-17 85 0 42 7 67 17 88 11 18 32 28 57 28 28 0 49-7 63-28 11-18 18-46 18-88zM1786 259c0 42-3 74-17 91-14 22-36 32-67 32-25 0-50-10-60-32-14-21-21-49-21-91 0-39 7-67 21-88 14-18 35-29 63-29 32 0 53 11 64 29 14 17 17 49 17 88zM2150 259c0 106-39 159-113 159-46 0-78-18-92-53v-4 4-4h4c0 4 0 18 0 49v113 4h-4-46-3v-4-349c0-32-4-49-4-60v-3h4 49v3c0 0 0 4 0 7 4 4 4 11 4 21 0 11 0 14 0 18h-4c7-18 21-32 35-42 14-7 36-11 57-11 39 0 67 11 84 35 18 25 29 64 29 117zM2146 259c0-53-10-88-28-113s-46-35-81-35c-21 0-39 3-53 14-14 7-25 21-35 39h-4v-4c0-4-3-7-3-18 0-10 0-14 0-21 0-3 0-7 0-7h3v4h-49v-4h3c0 11 0 28 0 60v349-3h46v3-113c0-31 0-45-3-45v-4h3 4c17 35 45 49 88 49 74 0 109-49 109-151zM2093 259c0-39-7-67-17-85-11-18-25-25-50-25-21 0-35 4-46 11-10 7-17 21-21 39-7 14-10 39-10 67 0 39 7 63 17 81 14 21 32 28 60 28 21 0 39-7 50-25 10-17 17-49 17-91zM2097 259c0 46-4 74-18 95-10 18-28 28-53 28-28 0-49-10-63-32-14-17-18-45-18-84 0-28 0-53 7-71 7-17 14-31 25-39 14-10 28-14 49-14 25 0 43 11 57 29 10 17 14 49 14 88zM2157 520v-35-4h3 325 3v4 35 3h-3-325-3zM2160 516h325v4-35 3h-325v-3h4v35h-4zM2559 259c0 39 7 67 18 88 10 18 28 25 52 25 18 0 32-4 43-11 10-11 17-25 21-42v-4h4l49 4v3c-4 28-14 53-35 67-22 18-50 29-78 29-42 0-78-15-99-43-21-25-32-63-32-116 0-50 11-85 32-113s57-39 95-39c32 0 57 7 78 21 21 18 32 39 39 67v4h-4l-49 3h-4v-3c-3-14-7-25-17-35-11-11-25-15-43-15-24 0-42 7-52 25-15 18-18 46-18 85zM2552 259c0-39 7-71 18-88 14-18 31-29 59-29 18 0 36 7 46 18 11 11 18 21 22 39h-4l49-4h-3c-4-24-14-46-35-63-18-14-43-21-75-21-38 0-70 14-91 38-21 25-32 64-32 110 0 53 11 88 32 116 21 25 53 35 95 35 28 0 53-7 74-24 21-14 32-39 35-64h4-53l4-3c0 21-11 35-22 46-10 10-28 14-46 14-24 0-45-11-56-32-14-18-21-46-21-88zM2876 418c-31 0-56-11-70-25-14-18-21-39-21-67 0-32 7-57 28-71 21-17 56-28 102-28h64-4v-14c0-25-3-39-14-49-7-11-25-15-46-15s-35 4-46 11c-10 7-14 18-14 32l-3 3-53-3h-4v-4c11-56 53-81 124-81 35 0 63 7 84 25 18 17 29 42 29 74v127c0 14 3 28 7 35 3 4 7 7 17 7 4 0 11 0 18 0v32 3c-14 4-25 4-39 4-17 0-35-4-42-14-7-11-14-25-14-46h3-3 3c-14 21-28 39-46 49-17 11-35 15-60 15zM2876 410c22 0 43-3 57-14 18-7 32-21 46-46h3l4 4c0 18 3 32 10 42 11 7 22 11 39 11 11 0 25 0 39-4v4h-4v-32h4v4c-7 3-14 3-18 3-10 0-21-7-24-14-4-7-4-18-4-35v-127c0-32-10-53-28-71-18-14-46-24-81-24-71 0-110 24-117 77h-3v-3l53 3v4h-4c0-18 7-28 18-39 10-7 28-11 49-11 25 0 39 7 53 18 11 11 14 28 14 53v14 4h-3l-64 3v-3 3c-46 0-77 7-99 25-17 14-28 39-28 67s7 49 21 63c15 14 39 21 67 21zM2887 375c18 0 32-3 46-14 14-7 25-18 32-32 10-14 10-28 10-42v-25h4v4h-53c-21 0-39 3-53 7-11 7-18 10-25 21-7 7-7 18-7 32 0 17 4 28 11 35 7 11 17 14 35 14zM2887 382c-18 0-32-7-39-14-10-10-14-25-14-42 0-14 4-25 11-35 7-11 14-18 28-22 10-3 28-7 53-7v4-4l53-3h3v3 25c0 14-3 32-10 46-11 14-21 28-36 35-14 7-31 14-49 14zM3363 259c0 106-39 159-113 159-21 0-42-4-56-15-14-7-28-21-39-38l4-4v4-4h3c0 7 0 18 0 28-3 11-3 18-3 21h-4-46-3v-3c0-7 3-28 3-60v-347h50 3v121c0 11 0 25 0 39h-3-4c11-21 25-32 39-42 14-7 35-11 56-11 39 0 67 11 85 39 18 25 28 63 28 113zM3356 259c0-50-7-85-24-113-18-25-43-35-82-35-21 0-38 3-53 10-14 11-28 21-35 43h-3-4v-4c0-14 0-28 0-39v-121h4v4h-50v-4h4v347c0 32 0 53 0 63l-4-3h46c0 0 0-7 0-18 0-14 0-21 0-28h4 3c11 18 21 32 35 39 15 7 32 10 53 10 71 0 106-49 106-151zM3307 262c0-42-7-70-18-88-10-18-28-25-49-25-28 0-46 7-60 29-11 17-18 45-18 88 0 35 7 63 18 81 14 21 32 28 60 28 21 0 39-7 49-25 11-17 18-49 18-88zM3310 262c0 39-3 71-14 88-14 22-32 32-56 32-32 0-53-10-64-32-14-17-21-45-21-84 0-43 7-74 21-92 14-21 36-32 64-32 24 0 42 11 56 29 11 17 14 49 14 91zM3416 407v-407h4 49 4v407 3h-4-49-4zM3420 407h49-3v-407h3v4h-49v-4h3v407zM3586 273c0 32 7 56 21 74s31 28 56 28c21 0 39-3 53-14 11-7 18-18 25-28v-4h3l43 11 3 3-3 4c-18 46-60 71-124 71-42 0-77-15-102-39-21-29-32-67-32-120 0-50 11-88 32-113 25-28 60-39 102-39 88 0 134 53 134 159v7h-3-212zM3582 269h212v4h-4v-7c0-106-42-155-127-155-42 0-74 14-95 38-25 25-35 60-35 110 0 53 10 88 35 116 21 25 53 35 95 35 64 0 102-21 120-67h4l-4 4-42-14h3c-3 14-14 25-28 35-11 7-28 14-53 14s-46-10-60-32c-17-17-25-45-25-77v-4zM3741 234c-4-32-11-53-25-67s-28-21-53-21-42 7-56 25c-11 14-21 35-21 63h-4v-3h162v3zM3744 238h-162-4l4-4c0-28 7-53 21-67 14-18 35-25 60-25s42 7 57 22c14 14 24 38 24 70zM3808 520v-35-4h328v4 35 3h-328zM3808 516h328v4h-4v-35h4v3h-328v-3h3v35h-3zM4418 259c0 106-39 159-113 159-21 0-42-4-56-15-14-7-28-21-39-38l3-4v4-4h4c0 7 0 18 0 28-4 11-4 18-4 21h-3-46-3v-3c0-7 3-28 3-60v-347h49 4v121c0 11 0 25 0 39h-4-3c11-21 25-32 39-42 14-7 35-11 56-11 39 0 67 11 85 39 17 25 28 63 28 113zM4411 259c0-50-7-85-25-113-17-25-42-35-81-35-21 0-39 3-53 10-14 11-28 21-35 43h-4-3v-4c0-14 0-28 0-39v-121h3v4h-49v-4h4v347c0 32 0 53 0 63l-4-3h46c0 0 0-7 0-18 0-14 0-21 0-28h3 4c11 18 21 32 35 39s32 10 53 10c74 0 106-49 106-151zM4362 262c0-42-7-70-18-88s-28-25-49-25c-29 0-46 7-60 29-11 17-18 45-18 88 0 35 7 63 18 81 14 21 31 28 60 28 21 0 38-7 49-25 11-17 18-49 18-88zM4365 262c0 39-3 71-14 88-14 22-32 32-56 32-32 0-50-10-64-32-14-17-21-45-21-84 0-43 7-74 21-92 14-21 35-32 64-32 24 0 42 11 56 29 11 17 14 49 14 91zM4475 407v-226c0-21 0-42-4-67v-3h4 45 4v3c0 32 3 53 3 60h-3v-3 3c7-28 14-46 25-53 10-10 28-14 45-14 8 0 15 0 22 0h3v4 45 4h-3c-7-4-18-4-29-4-17 0-31 8-42 25-11 18-18 42-18 74v152 3h-3-46-3zM4478 407h46v-152c0-35 3-60 14-77 14-18 28-29 49-29 11 0 22 4 29 4v3h-4v-45h4v3c-7-3-14-3-22-3-17 0-31 3-42 14-7 7-18 24-25 49v4h-3-4v-4c0-7 0-28-3-60h3v4h-45v-4h3c0 25 0 46 0 67zM4739 418c-32 0-56-11-70-25-18-18-25-39-25-67 0-32 10-57 32-71 21-17 56-28 98-28h67-3v-14c0-25-4-39-14-49-11-11-25-15-46-15s-35 4-46 11-14 18-18 32v3h-3l-50-3h-3v-4c7-56 49-81 120-81 39 0 67 7 88 25 18 17 28 42 28 74v127c0 14 0 28 4 35 3 4 10 7 21 7 4 0 11 0 14 0h4v32 3c-14 4-29 4-39 4-18 0-35-4-42-14-11-11-15-25-15-46h4-4 4c-14 21-28 39-46 49-18 11-39 15-60 15zM4739 410c21 0 42-3 57-14 17-7 31-21 42-46h3 4v4c3 18 7 32 14 42 7 7 21 11 39 11 10 0 25 0 35-4v4-32l4 4c-7 3-14 3-18 3-11 0-21-7-25-14-3-7-7-18-7-35v-127c0-32-7-53-24-71-22-14-46-24-85-24-67 0-106 24-113 77h-4v-3l50 3v4c0-18 7-28 18-39 10-7 28-11 49-11s39 7 49 18c11 11 18 28 18 53v14 4h-4l-67 3v-3 3c-42 0-74 7-95 25-18 14-28 39-28 67s7 49 21 63 35 21 67 21zM4750 375c14 0 31-3 46-14 14-7 24-18 31-32s11-28 11-42v-25h3v4h-53c-24 0-42 3-52 7-11 7-18 10-25 21-7 7-11 18-11 32 0 17 4 28 14 35 7 11 18 14 36 14zM4750 382c-18 0-32-7-39-14-11-10-14-25-14-42 0-14 3-25 7-35 7-11 17-18 32-22 10-3 28-7 52-7v4-4l53-3h4v3 25c0 14-4 32-14 46-7 14-18 28-32 35s-32 14-49 14zM5014 259c0 39 4 67 18 88 10 18 28 25 53 25 14 0 28-4 42-11 11-11 18-25 18-42l3-4 53 4v3c-3 28-14 53-35 67-21 18-49 29-81 29-43 0-74-15-95-43-25-25-36-63-36-116 0-50 11-85 36-113 21-28 52-39 95-39 32 0 56 7 77 21 22 18 32 39 39 67v4h-3l-50 3h-3v-3c-4-14-11-25-18-35-10-11-25-15-42-15-25 0-46 7-57 25-10 18-14 46-14 85zM5007 259c0-39 7-71 18-88 10-18 32-29 60-29 17 0 35 7 46 18 10 11 17 21 17 39h-3l53-4h-4c-3-24-17-46-35-63-21-14-46-21-74-21-39 0-71 14-92 38-21 25-32 64-32 110 0 53 11 88 32 116 21 25 53 35 92 35 32 0 56-7 74-24 21-14 35-39 39-64h3-3-50v-3h4c-4 21-11 35-21 46-14 10-29 14-46 14-25 0-46-11-60-32-11-18-18-46-18-88zM5438 410l-99-134v-3l3 3-35 29h-3 3v102 3h-3-50-3v-3-407h3 50 3v255h-3-4l131-144h3 57 7l-4 3-120 127h-3l3-3 124 169 3 3h-3-57zM5441 407h57l-4 3-127-169v-3l120-127 4 3v4h-57v-4l-127 145-7 7v-11-255h4v4h-50v-4h4v407h-4 50-4v-102-4l39-28v-4l3 4zM5575 273c0 32 7 56 21 74s36 28 60 28c21 0 39-3 50-14 14-7 21-18 24-28v-4h4l42 11 4 3v4c-18 46-60 71-124 71-42 0-77-15-102-39-21-29-35-67-35-120 0-50 14-88 35-113 25-28 56-39 99-39 88 0 134 53 134 159v7h-4zM5575 269h208v4h-3v-7c0-106-39-155-127-155-39 0-71 14-95 38-22 25-32 60-32 110 0 53 10 88 32 116 24 25 56 35 98 35 64 0 99-21 120-67v4l-42-14h3c-7 14-14 25-28 35-14 7-32 14-53 14-28 0-49-10-63-32-14-17-21-45-21-77v-4zM5730 234c-3-32-10-53-21-67-14-14-32-21-56-21-21 0-39 7-53 25-14 14-21 35-21 63h-4v-3h159v3zM5734 238h-159-3v-4c0-28 10-53 21-67 17-18 35-25 60-25 24 0 46 7 60 22 14 14 21 38 24 70v4zM5960 410c-14 4-32 4-50 4-42 0-63-21-63-67v-198h3v4h-31-4v-4-35-3h4 35v3h-4l14-67v-3h4 32 3v3 67h-3v-3h56 4v3 35 4h-4-56v-4h3v187c0 14 4 22 7 29 4 3 11 7 21 7 8 0 18 0 29-4h3v4 35zM5956 407v-35h4v3c-11 0-21 0-29 0-10 0-21 0-24-7-7-7-11-18-11-32v-187-3h4 56v3h-3v-35h3v4h-56-4v-4-67h4v4h-32v-4h4l-15 67-3 4h-35v-4h3v35h-3v-3h31 4v3 198c0 42 18 63 56 63 18 0 32-3 50-7v4zM5956 520v-35-4h4 324 4v4 35 3h-4-324-4zM5960 516h324v4h-3v-35h3v3h-324v-3h3v35h-3zM6312 51v-51h4 46 3v51 3h-3-46-4zM6316 47h46v4-51 4h-46v-4 51zM6312 407v-293-3h4 46 3v3 293 3h-3-46-4zM6316 407h46v-293 4h-46v-4zM6623 407v-187c0-18 0-32-4-42-3-11-10-18-17-22-7-3-21-7-36-7-24 0-42 7-56 25-11 14-18 35-18 64v169 3h-3-50-3v-3-229c0-36 0-57 0-64v-3h3 46 4v3c0 0 0 4 0 7 0 4 0 7 0 14 0 4 0 14 0 29v-4 4h-4c11-22 25-36 39-46 18-7 35-11 60-11 32 0 57 7 71 25 14 14 24 42 24 81v194 3h-3-50-3zM6626 407h50-4v-194c0-39-7-64-21-78-14-17-35-24-67-24-25 0-42 3-56 14-14 7-25 21-39 42h-4v-3c-3-15-3-25-3-29 0-7 0-10 0-14 0-3 0-7 0-7h3v4h-46v-4h4c0 7 0 28 0 64v229h-4 50-4v-169c0-29 7-53 22-71 14-14 35-25 59-25 18 0 29 4 36 7 10 7 17 15 21 25 3 14 7 28 7 46v187zM6972 326c0 28-10 53-32 67-21 17-49 25-88 25s-67-8-88-18c-21-14-35-32-39-60v-4l46-7v-3l4 3c3 18 10 29 21 36 14 7 32 10 56 10 25 0 43-3 53-14 11-7 14-14 14-32 0-10-3-17-10-24s-18-11-39-18l3-4-3 4-32-7v-4 4c-28-11-49-18-63-25-11-7-22-14-29-24-7-11-10-25-10-39 0-28 10-50 32-64 17-14 45-21 84-21 32 0 60 7 78 18 21 10 35 28 39 56v4h-4l-42 3h-4c-3-14-10-21-21-28-10-7-28-11-46-11-21 0-39 4-49 11-7 4-14 14-14 28 0 7 3 11 7 18 3 3 10 10 17 14 11 3 25 7 53 14 29 7 46 14 57 18 14 7 21 14 28 21s14 14 18 21c3 11 3 21 3 32zM6969 326c0-11-4-18-7-28-4-7-7-15-15-22-7-7-14-14-24-17-11-7-32-11-57-18v-3 3c-28-7-46-14-56-18-7-3-14-10-18-14-7-7-7-14-7-21 0-14 4-28 18-35 10-7 28-11 49-11 18 0 36 4 50 11 10 7 21 21 21 35v-3l42-7v3h-3c-4-25-15-42-36-53-17-10-42-17-74-17-35 0-63 7-81 21-21 14-28 35-28 60 0 14 0 24 7 35s18 18 28 25c14 7 32 14 60 21l35 7c18 7 32 14 39 21 11 7 14 18 14 28 0 18-7 32-17 39-14 7-32 11-57 11-24 0-42-4-56-11s-25-21-28-35l3-4v4l-42 10v-3c7 25 21 42 39 53 21 14 45 17 84 17 36 0 67-7 85-21 21-14 32-35 32-63zM7071 273c0 32 7 56 21 74s32 28 60 28c21 0 35-3 49-14 11-7 22-18 25-28v-4h4l42 11 4 3v4c-18 46-60 71-124 71-46 0-81-15-102-39-25-29-35-67-35-120 0-50 10-88 35-113 21-28 56-39 99-39 88 0 134 53 134 159v7h-4zM7071 269h208v4h-3v-7c0-106-43-155-127-155-43 0-71 14-96 38-21 25-31 60-31 110 0 53 10 88 31 116 25 25 57 35 99 35 60 0 99-21 117-67h3v4l-46-14h4 3c-7 14-14 25-28 35-14 7-32 14-53 14-28 0-49-10-63-32-15-17-22-45-22-77v-4zM7226 234c-3-32-10-53-21-67-14-14-32-21-56-21-25 0-43 7-53 25-14 14-22 35-25 63v-3h159v3zM7230 238h-159-4v-4c0-28 7-53 25-67 14-18 32-25 57-25 24 0 45 7 60 22 10 14 21 38 24 70v4zM7339 407v-226c0-21 0-42 0-67v-3h4 45 4v3c0 32 0 53 0 60h-4v-3h4v3h-4c8-28 18-46 29-53 10-10 24-14 42-14 7 0 14 0 21 0h4v4 45 4h-4c-7-4-14-4-25-4-21 0-35 8-45 25-11 18-14 42-14 74v152 3h-4-49-4zM7343 407h49-4v-152c0-35 8-60 18-77 11-18 28-29 49-29 11 0 18 4 25 4v3-45 3c-7-3-14-3-21-3-18 0-28 3-39 14-10 7-17 24-28 49v4h-4-3v-4c0-7 0-28 0-60h3v4h-45v-4h3c0 25 0 46 0 67v226zM7642 410c-17 4-35 4-49 4-42 0-63-21-63-67v-198h3v4h-35-4v-4-35-3h4 35v3l14-67v-3h4 31 4v3 67h-4v-3h53 4v3 35 4h-4-53v-4h4v187c0 14 0 22 7 29 4 3 11 7 21 7 4 0 14 0 25-4h7v4 35zM7639 407v-35h3v3c-14 0-24 0-28 0-14 0-21 0-28-7-4-7-7-18-7-32v-187-3h3 53v3h-3v-35h3v4h-53-3v-4-67h3v4h-31v-4l-14 67v4h-4-35v-4h3v35h-3v-3h35 4v3 198c0 42 17 63 56 63 14 0 32-3 46-7l3 4zM7911 326c0 28-11 53-32 67-21 17-53 25-92 25-35 0-67-8-85-18-21-14-35-32-42-60v-4h4l42-7 3-3v3c4 18 11 29 25 36s32 10 53 10c25 0 42-3 53-14 11-7 18-14 18-32 0-10-4-17-11-24s-21-11-39-18v-4 4l-35-7v-4 4c-28-11-49-18-60-25-14-7-21-14-28-24-7-11-11-25-11-39 0-28 7-50 28-64 22-14 50-21 85-21s60 7 81 18c18 10 32 28 36 56l3 4h-3l-46 3h-4c0-14-7-21-21-28-11-7-25-11-46-11s-35 4-46 11c-10 4-14 14-14 28 0 7 0 11 7 18 4 3 7 10 18 14 7 3 25 7 53 14 24 7 46 14 56 18 11 7 21 14 28 21s11 14 15 21c3 11 7 21 7 32zM7904 326c0-11 0-18-4-28-4-7-11-15-14-22-7-7-18-14-28-17-11-7-29-11-57-18l4-3-4 3c-24-7-46-14-53-18-7-3-14-10-21-14-3-7-7-14-7-21 0-14 7-28 18-35 10-7 28-11 49-11s39 4 49 11c15 7 22 21 25 35h-3v-3l42-7 4 3h-4c-7-25-18-42-35-53-18-10-46-17-78-17-35 0-63 7-81 21s-28 35-28 60c0 14 3 24 10 35s14 18 29 25c10 7 28 14 56 21l35 7c18 7 32 14 43 21 7 7 10 18 10 28 0 18-3 32-17 39-11 7-32 11-57 11-21 0-42-4-56-11-11-7-22-21-25-35v-4 4l-42 10v-3h3c7 25 18 42 39 53 18 14 46 17 81 17 39 0 67-7 88-21 18-14 29-35 29-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7cm" svg:height="0.282cm" svg:x="18.591cm" svg:y="18.845cm" svg:viewBox="0 0 1878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3 0-58-10-72-35-18-25-25-61-25-107s7-81 25-106c14-21 39-35 72-35 31 0 56 14 70 39 18 21 25 56 25 102zM1176 141c0-39-4-67-14-85-11-17-25-28-46-28-22 0-37 11-47 28-11 18-14 46-14 85s3 68 14 86c10 17 25 28 47 28 21 0 35-11 46-28 10-18 14-47 14-86zM1433 141c0 46-10 82-25 107-17 25-42 35-70 35-32 0-57-10-71-35-17-25-24-61-24-107s7-81 21-106c17-21 42-35 74-35s56 14 70 39c15 21 25 56 25 102zM1398 141c0-39-7-67-14-85-11-17-25-28-46-28s-35 11-46 28c-11 18-14 46-14 85s3 68 14 86c11 17 25 28 46 28s35-11 42-28c11-18 18-47 18-86zM1652 191c0 29-11 50-25 67-17 18-42 25-74 25-25 0-42-7-60-18-14-10-25-28-28-49l35-3c7 28 25 42 57 42 17 0 31-7 42-18 11-10 18-28 18-46s-7-32-18-43-25-14-42-14c-11 0-18 0-25 3-11 4-18 8-25 15h-35l11-145h151v28h-123l-4 85c14-11 36-14 57-14 28 0 49 7 63 21 18 18 25 35 25 64zM1839 216v64h-32v-64h-127v-25l124-184h35v180h39v29zM1807 46c0 0-3 3-7 10-3 4-3 11-7 11l-67 102-14 14v4h95z">
          <text:p/>
        </draw:path>
        <draw:path draw:style-name="gr3" draw:text-style-name="P3" draw:layer="layout" svg:width="1.88cm" svg:height="0.286cm" svg:x="18.591cm" svg:y="18.845cm" svg:viewBox="0 0 1881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40 39-71 39-32 0-57-14-74-39-15-25-25-60-25-106 0-47 10-82 25-107 17-25 42-35 74-35 36 0 57 10 75 35 14 25 21 60 21 107zM1207 142c0-47-7-82-21-103-14-25-40-36-71-36-32 0-57 11-71 36-14 21-21 56-21 103 0 46 7 81 21 102 18 25 39 39 71 39 31 0 54-14 71-39 14-21 21-56 21-102zM1172 142c0-40-3-68-14-86-7-14-22-24-43-24s-36 7-46 24c-7 18-11 46-11 86 0 39 4 67 11 85 10 17 25 24 46 24s36-7 43-24c11-18 14-46 14-85zM1176 142c0 39-4 67-14 85-11 21-26 28-47 28s-39-7-50-25c-7-21-14-49-14-88 0-40 7-68 14-89 11-14 29-25 50-25s39 11 50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52 191c0 29-7 50-25 71-17 14-42 25-74 25-25 0-46-7-60-18-17-14-28-28-32-49v-4h4l35-3c7 28 25 38 57 38 17 0 31-3 42-14 11-14 14-28 14-46 0-17-3-31-14-42-11-7-25-14-42-14-11 0-18 0-25 3-7 4-18 11-25 18h-35-4l4-3 7-146v-4h4 151 4v4 28 4h-4-123v-4h3l-3 86h-4c14-11 36-19 57-19 28 0 49 8 63 26 18 14 25 35 25 63zM1648 191c0-24-7-45-21-60-17-17-35-25-63-25-21 0-39 8-57 18v4-7l4-86h123v-28h-151l-7 146h-4 35-3c7-7 17-15 24-18 11 0 18-4 29-4 17 0 31 7 42 18 14 11 18 25 18 42 0 18-4 36-18 46-7 14-25 18-42 18-32 0-53-14-60-39l3-3v3l-35 4v-4c7 21 14 39 28 49 18 11 35 18 60 18 32 0 53-10 71-28 17-14 24-35 24-64zM1842 216v64 3h-3-32-3v-3-64h3v4h-127-3v-4-25-3l123-185h4 35 3v4 181h-3 39 3v28 4h-3-39v-4zM1839 216h39-4v-28h4v3h-39v-3-181h-35l-124 184v25h127v64-4h32v4zM1807 46c0 0 0 3-3 10-4 7-7 11-7 11l-71 107-11 14-3 3v-3h95-3v-142zM1807 46v142 3h-95-7l3-3 4-4 10-14h4-4l71-103c0-4 4-7 7-14 4-4 4-7 4-7l3-14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3.906cm" svg:height="3.872cm" svg:x="7.478cm" svg:y="6.622cm" svg:viewBox="0 0 3907 3873" svg:d="M3854 3217c7-7 17-17 24-31 11-14 15-32 22-57 3-21 7-49 7-82v-162-307l-159-92 159-91v-325c0-42-4-88-14-131 3-3 10-10 14-14v-652l-2139-1235c-78-42-148-49-201-21l-1485 857c-53 32-82 99-82 183v981c0 180 127 399 283 491l2262 1306c78 42 148 49 201 21 53-32 81-99 81-183v-163l1080-625v162c0 33-4 61-7 82-7 25-11 43-22 57-7 14-17 24-24 31l-1108 639c53-32 81-99 81-183v-163l-282-166v166l-2262-1310v-652l564 328 1698 977 282 166v-328c0-180-123-399-282-491l-2262-1305c-74-42-149-49-201-21-53 32-82 99-82 183v981c0 180 127 399 283 491l2262 1306c78 42 148 49 201 21z">
          <text:p/>
        </draw:path>
        <draw:polygon draw:style-name="gr7" draw:text-style-name="P2" draw:layer="layout" svg:width="0cm" svg:height="0cm" svg:x="9.68cm" svg:y="6.328cm" svg:viewBox="0 0 0 0" draw:points="0,0">
          <text:p/>
        </draw:polygon>
        <draw:path draw:style-name="gr1" draw:text-style-name="P1" draw:layer="layout" svg:width="3.824cm" svg:height="3.019cm" svg:x="7.56cm" svg:y="6.622cm" svg:viewBox="0 0 3825 3020" svg:d="M2745 2692v328l921-533 159-91v-325c0-42-4-88-14-131-11-56-25-112-39-162-11-39-21-70-28-102-22-71-29-124-29-166 0-11 0-21 0-28 7-74 46-145 110-205l-2139-1239c-78-42-148-49-201-21l-1485 857c52-28 127-21 201 21l2262 1310c159 88 282 307 282 487z">
          <text:p/>
        </draw:path>
        <draw:polygon draw:style-name="gr7" draw:text-style-name="P2" draw:layer="layout" svg:width="0cm" svg:height="0cm" svg:x="9.68cm" svg:y="6.328cm" svg:viewBox="0 0 0 0" draw:points="0,0">
          <text:p/>
        </draw:polygon>
        <draw:path draw:style-name="gr1" draw:text-style-name="P1" draw:layer="layout" svg:width="3.623cm" svg:height="1.633cm" svg:x="7.761cm" svg:y="8.498cm" svg:viewBox="0 0 3624 1634" svg:d="M3624 703c-50 49-81 102-99 155-4-17-7-35-11-53v-56l-1252 719v166l-2262-1310 564-324 1698 982 282 162 921-533z">
          <text:p/>
        </draw:path>
        <draw:polygon draw:style-name="gr7" draw:text-style-name="P2" draw:layer="layout" svg:width="0cm" svg:height="0cm" svg:x="9.68cm" svg:y="6.328cm" svg:viewBox="0 0 0 0" draw:points="0,0">
          <text:p/>
        </draw:polygon>
        <draw:path draw:style-name="gr1" draw:text-style-name="P1" draw:layer="layout" svg:width="1.101cm" svg:height="1.078cm" svg:x="9.771cm" svg:y="2.924cm" svg:viewBox="0 0 1102 1079" svg:d="M0 318c0-173 247-318 551-318 308 0 551 145 551 318v84c0 46-14 88-49 131v81c14 28 21 53 21 81v81c0 125-127 234-321 280-195 46-421 21-569-67-95-57-152-131-152-213v-81c0-28 7-53 18-81v-81c-32-43-50-85-50-131z">
          <text:p/>
        </draw:path>
        <draw:polygon draw:style-name="gr7" draw:text-style-name="P2" draw:layer="layout" svg:width="0cm" svg:height="0cm" svg:x="9.68cm" svg:y="6.328cm" svg:viewBox="0 0 0 0" draw:points="0,0">
          <text:p/>
        </draw:polygon>
        <draw:path draw:style-name="gr1" draw:text-style-name="P1" draw:layer="layout" svg:width="1.101cm" svg:height="1.074cm" svg:x="8.36cm" svg:y="2.109cm" svg:viewBox="0 0 1102 1075" svg:d="M0 318c0-177 244-318 547-318 307 0 555 141 555 318v81c0 46-18 91-53 134v82c14 25 21 53 21 81v81c0 120-128 230-322 275-194 46-416 22-568-63-95-57-148-134-148-212v-81c0-28 4-56 18-81v-82c-32-43-50-88-50-134z">
          <text:p/>
        </draw:path>
        <draw:polygon draw:style-name="gr7" draw:text-style-name="P2" draw:layer="layout" svg:width="0cm" svg:height="0cm" svg:x="9.68cm" svg:y="6.328cm" svg:viewBox="0 0 0 0" draw:points="0,0">
          <text:p/>
        </draw:polygon>
        <draw:path draw:style-name="gr1" draw:text-style-name="P1" draw:layer="layout" svg:width="1.101cm" svg:height="0.638cm" svg:x="9.771cm" svg:y="2.924cm" svg:viewBox="0 0 1102 639" svg:d="M1102 318c0 130-134 246-339 297-205 49-445 21-600-72-103-60-163-141-163-225 0-173 247-318 551-318 308 0 551 145 551 318z">
          <text:p/>
        </draw:path>
        <draw:polygon draw:style-name="gr7" draw:text-style-name="P2" draw:layer="layout" svg:width="0cm" svg:height="0cm" svg:x="9.68cm" svg:y="6.328cm" svg:viewBox="0 0 0 0" draw:points="0,0">
          <text:p/>
        </draw:polygon>
        <draw:path draw:style-name="gr1" draw:text-style-name="P1" draw:layer="layout" svg:width="1.101cm" svg:height="0.635cm" svg:x="8.36cm" svg:y="2.109cm" svg:viewBox="0 0 1102 636" svg:d="M1102 319c0 130-139 243-343 292-205 50-441 25-600-67-102-60-159-141-159-225 0-173 244-319 547-319 307 0 555 146 555 319z">
          <text:p/>
        </draw:path>
        <draw:polygon draw:style-name="gr7" draw:text-style-name="P2" draw:layer="layout" svg:width="0cm" svg:height="0cm" svg:x="9.68cm" svg:y="6.328cm" svg:viewBox="0 0 0 0" draw:points="0,0">
          <text:p/>
        </draw:polygon>
        <draw:path draw:style-name="gr1" draw:text-style-name="P1" draw:layer="layout" svg:width="1.101cm" svg:height="0.638cm" svg:x="8.501cm" svg:y="7.087cm" svg:viewBox="0 0 1102 639" svg:d="M159 544c159 92 395 120 600 71 209-50 343-166 343-293 0-181-247-322-551-322-307 0-551 141-551 322 0 81 57 162 159 222z">
          <text:p/>
        </draw:path>
        <draw:polygon draw:style-name="gr7" draw:text-style-name="P2" draw:layer="layout" svg:width="0cm" svg:height="0cm" svg:x="9.68cm" svg:y="6.328cm" svg:viewBox="0 0 0 0" draw:points="0,0">
          <text:p/>
        </draw:polygon>
        <draw:path draw:style-name="gr1" draw:text-style-name="P1" draw:layer="layout" svg:width="1.362cm" svg:height="0.889cm" svg:x="10.022cm" svg:y="9.242cm" svg:viewBox="0 0 1363 890" svg:d="M283 890l-283-166 1253-724c0 11 0 21 0 32 0 7 0 18 0 28 4 18 7 37 11 54 18 53 49 106 99 152z">
          <text:p/>
        </draw:path>
        <draw:polygon draw:style-name="gr7" draw:text-style-name="P2" draw:layer="layout" svg:width="0cm" svg:height="0cm" svg:x="9.68cm" svg:y="6.328cm" svg:viewBox="0 0 0 0" draw:points="0,0">
          <text:p/>
        </draw:polygon>
        <draw:path draw:style-name="gr1" draw:text-style-name="P1" draw:layer="layout" svg:width="1.002cm" svg:height="0.435cm" svg:x="9.821cm" svg:y="3.457cm" svg:viewBox="0 0 1003 436" svg:d="M1003 0v81 63c0 118-120 224-307 269-192 46-407 22-548-63-95-53-148-128-148-206v-63-81c28 35 67 67 113 91 127 75 310 106 487 89 177-18 329-85 403-180z">
          <text:p/>
        </draw:path>
        <draw:polygon draw:style-name="gr7" draw:text-style-name="P2" draw:layer="layout" svg:width="0cm" svg:height="0cm" svg:x="9.68cm" svg:y="6.328cm" svg:viewBox="0 0 0 0" draw:points="0,0">
          <text:p/>
        </draw:polygon>
        <draw:path draw:style-name="gr1" draw:text-style-name="P1" draw:layer="layout" svg:width="0.998cm" svg:height="0.433cm" svg:x="8.41cm" svg:y="2.642cm" svg:viewBox="0 0 999 434" svg:d="M999 0v81 63c0 118-120 224-307 270-187 42-402 17-543-64-96-53-149-127-149-206v-63-81c28 32 63 63 114 92 127 75 307 106 483 89 180-19 328-86 402-181z">
          <text:p/>
        </draw:path>
        <draw:polygon draw:style-name="gr7" draw:text-style-name="P2" draw:layer="layout" svg:width="0cm" svg:height="0cm" svg:x="9.68cm" svg:y="6.328cm" svg:viewBox="0 0 0 0" draw:points="0,0">
          <text:p/>
        </draw:polygon>
        <draw:polygon draw:style-name="gr1" draw:text-style-name="P1" draw:layer="layout" svg:width="0.564cm" svg:height="0.656cm" svg:x="7.761cm" svg:y="8.17cm" svg:viewBox="0 0 565 657" draw:points="0,657 565,329 0,0">
          <text:p/>
        </draw:polygon>
        <draw:polygon draw:style-name="gr7" draw:text-style-name="P2" draw:layer="layout" svg:width="0cm" svg:height="0cm" svg:x="9.68cm" svg:y="6.328cm" svg:viewBox="0 0 0 0" draw:points="0,0">
          <text:p/>
        </draw:polygon>
        <draw:path draw:style-name="gr1" draw:text-style-name="P1" draw:layer="layout" svg:width="0.604cm" svg:height="0.345cm" svg:x="8.607cm" svg:y="2.254cm" svg:viewBox="0 0 605 346" svg:d="M605 173c0 70-75 134-187 158-110 30-240 15-326-35-60-35-92-78-92-123 0-96 139-173 305-173 165 0 300 77 300 173z">
          <text:p/>
        </draw:path>
        <draw:polygon draw:style-name="gr7" draw:text-style-name="P2" draw:layer="layout" svg:width="0cm" svg:height="0cm" svg:x="9.68cm" svg:y="6.328cm" svg:viewBox="0 0 0 0" draw:points="0,0">
          <text:p/>
        </draw:polygon>
        <draw:path draw:style-name="gr1" draw:text-style-name="P1" draw:layer="layout" svg:width="0.603cm" svg:height="0.348cm" svg:x="10.022cm" svg:y="3.069cm" svg:viewBox="0 0 604 349" svg:d="M604 173c0 71-75 135-188 163s-243 10-328-39c-56-32-88-75-88-124 0-96 134-173 300-173 169 0 304 77 304 173z">
          <text:p/>
        </draw:path>
        <draw:polygon draw:style-name="gr7" draw:text-style-name="P2" draw:layer="layout" svg:width="0cm" svg:height="0cm" svg:x="9.68cm" svg:y="6.328cm" svg:viewBox="0 0 0 0" draw:points="0,0">
          <text:p/>
        </draw:polygon>
        <draw:path draw:style-name="gr1" draw:text-style-name="P1" draw:layer="layout" svg:width="1.101cm" svg:height="0.401cm" svg:x="9.771cm" svg:y="3.242cm" svg:viewBox="0 0 1102 402" svg:d="M1102 0v84c0 46-14 93-49 132-74 95-226 162-403 180-177 21-360-14-487-89-46-24-85-56-113-91-32-39-50-86-50-132v-84c0 84 60 166 163 226 155 92 395 120 600 71 205-50 339-167 339-297z">
          <text:p/>
        </draw:path>
        <draw:polygon draw:style-name="gr7" draw:text-style-name="P2" draw:layer="layout" svg:width="0cm" svg:height="0cm" svg:x="9.68cm" svg:y="6.328cm" svg:viewBox="0 0 0 0" draw:points="0,0">
          <text:p/>
        </draw:polygon>
        <draw:path draw:style-name="gr1" draw:text-style-name="P1" draw:layer="layout" svg:width="1.101cm" svg:height="0.4cm" svg:x="8.36cm" svg:y="2.427cm" svg:viewBox="0 0 1102 401" svg:d="M1102 0v81c0 46-18 92-53 135-75 95-227 162-403 180-176 17-360-14-487-88-46-25-81-57-109-92-32-43-50-89-50-135v-81c0 84 57 165 159 226 159 92 395 117 600 67 204-49 343-163 343-293z">
          <text:p/>
        </draw:path>
        <draw:polygon draw:style-name="gr7" draw:text-style-name="P2" draw:layer="layout" svg:width="0cm" svg:height="0cm" svg:x="9.68cm" svg:y="6.328cm" svg:viewBox="0 0 0 0" draw:points="0,0">
          <text:p/>
        </draw:polygon>
        <draw:path draw:style-name="gr1" draw:text-style-name="P1" draw:layer="layout" svg:width="1.037cm" svg:height="0.379cm" svg:x="8.392cm" svg:y="2.804cm" svg:viewBox="0 0 1038 380" svg:d="M1038 0v82c0 120-127 230-321 275-194 46-417 22-569-63-95-57-148-134-148-212v-82c0 79 53 156 148 213 152 84 375 109 569 63s321-155 321-276z">
          <text:p/>
        </draw:path>
        <draw:polygon draw:style-name="gr7" draw:text-style-name="P2" draw:layer="layout" svg:width="0cm" svg:height="0cm" svg:x="9.68cm" svg:y="6.328cm" svg:viewBox="0 0 0 0" draw:points="0,0">
          <text:p/>
        </draw:polygon>
        <draw:path draw:style-name="gr1" draw:text-style-name="P1" draw:layer="layout" svg:width="1.041cm" svg:height="0.382cm" svg:x="9.803cm" svg:y="3.619cm" svg:viewBox="0 0 1042 383" svg:d="M1042 0v82c0 120-127 229-321 275-194 51-420 25-568-63-96-57-153-134-153-212v-82c0 79 57 156 153 213 148 84 374 109 568 63s321-155 321-276z">
          <text:p/>
        </draw:path>
        <draw:polygon draw:style-name="gr7" draw:text-style-name="P2" draw:layer="layout" svg:width="0cm" svg:height="0cm" svg:x="9.68cm" svg:y="6.328cm" svg:viewBox="0 0 0 0" draw:points="0,0">
          <text:p/>
        </draw:polygon>
        <draw:path draw:style-name="gr1" draw:text-style-name="P1" draw:layer="layout" svg:width="0.113cm" svg:height="0.666cm" svg:x="11.271cm" svg:y="7.895cm" svg:viewBox="0 0 114 667" svg:d="M114 653v-653c-65 63-104 134-111 204-3 11-3 21-3 32 0 42 10 95 32 166 7 33 17 64 28 103 14 50 28 106 40 162 3-3 10-7 14-14z">
          <text:p/>
        </draw:path>
        <draw:polygon draw:style-name="gr7" draw:text-style-name="P2" draw:layer="layout" svg:width="0cm" svg:height="0cm" svg:x="9.68cm" svg:y="6.328cm" svg:viewBox="0 0 0 0" draw:points="0,0">
          <text:p/>
        </draw:polygon>
        <draw:path draw:style-name="gr1" draw:text-style-name="P1" draw:layer="layout" svg:width="1.037cm" svg:height="0.379cm" svg:x="8.392cm" svg:y="2.723cm" svg:viewBox="0 0 1038 380" svg:d="M1017 0v63c0 118-120 224-307 270-187 42-403 17-548-64-91-53-144-127-144-206v-63c-14 25-18 53-18 81 0 79 53 156 148 213 152 84 375 109 569 63s321-155 321-276c0-28-7-56-21-81z">
          <text:p/>
        </draw:path>
        <draw:polygon draw:style-name="gr7" draw:text-style-name="P2" draw:layer="layout" svg:width="0cm" svg:height="0cm" svg:x="9.68cm" svg:y="6.328cm" svg:viewBox="0 0 0 0" draw:points="0,0">
          <text:p/>
        </draw:polygon>
        <draw:path draw:style-name="gr1" draw:text-style-name="P1" draw:layer="layout" svg:width="1.041cm" svg:height="0.381cm" svg:x="9.803cm" svg:y="3.538cm" svg:viewBox="0 0 1042 382" svg:d="M1021 0v63c0 118-120 224-307 269-187 46-402 22-547-63-93-53-149-127-149-206v-63c-11 28-18 53-18 82 0 81 57 155 153 212 148 84 374 113 568 63 194-46 321-155 321-275 0-29-7-54-21-82z">
          <text:p/>
        </draw:path>
        <draw:polygon draw:style-name="gr7" draw:text-style-name="P2" draw:layer="layout" svg:width="0cm" svg:height="0cm" svg:x="9.68cm" svg:y="6.328cm" svg:viewBox="0 0 0 0" draw:points="0,0">
          <text:p/>
        </draw:polygon>
        <draw:path draw:style-name="gr1" draw:text-style-name="P1" draw:layer="layout" svg:width="0.099cm" svg:height="0.307cm" svg:x="11.285cm" svg:y="9.2cm" svg:viewBox="0 0 100 308" svg:d="M100 308v-308c-50 49-82 99-100 156 18 53 50 106 100 152z">
          <text:p/>
        </draw:path>
        <draw:polygon draw:style-name="gr7" draw:text-style-name="P2" draw:layer="layout" svg:width="0cm" svg:height="0cm" svg:x="9.68cm" svg:y="6.328cm" svg:viewBox="0 0 0 0" draw:points="0,0">
          <text:p/>
        </draw:polygon>
        <draw:path draw:style-name="gr1" draw:text-style-name="P1" draw:layer="layout" svg:width="0.003cm" svg:height="0.06cm" svg:x="11.271cm" svg:y="9.242cm" svg:viewBox="0 0 4 61" svg:d="M4 61v-61c-4 11-4 21-4 32 0 7 0 18 4 29z">
          <text:p/>
        </draw:path>
        <draw:polygon draw:style-name="gr7" draw:text-style-name="P2" draw:layer="layout" svg:width="0cm" svg:height="0cm" svg:x="9.68cm" svg:y="6.328cm" svg:viewBox="0 0 0 0" draw:points="0,0">
          <text:p/>
        </draw:polygon>
        <draw:path draw:style-name="gr1" draw:text-style-name="P1" draw:layer="layout" svg:width="1.097cm" svg:height="0.636cm" svg:x="9.916cm" svg:y="7.905cm" svg:viewBox="0 0 1098 637" svg:d="M1098 351c0-11 0-22 0-32 0-177-243-319-550-319-304 0-548 142-548 319 0 84 57 166 159 222 116 67 279 102 445 95-166 7-329-28-445-95-102-56-159-138-159-222 0-177 244-319 548-319 307 0 550 142 550 319 0 10 0 21 0 32z">
          <text:p/>
        </draw:path>
        <draw:polygon draw:style-name="gr7" draw:text-style-name="P2" draw:layer="layout" svg:width="0cm" svg:height="0cm" svg:x="9.68cm" svg:y="6.328cm" svg:viewBox="0 0 0 0" draw:points="0,0">
          <text:p/>
        </draw:polygon>
        <draw:line draw:style-name="gr8" draw:text-style-name="P2" draw:layer="layout" svg:x1="10.304cm" svg:y1="9.313cm" svg:x2="10.304cm" svg:y2="9.641cm">
          <text:p/>
        </draw:line>
        <draw:line draw:style-name="gr8" draw:text-style-name="P2" draw:layer="layout" svg:x1="10.304cm" svg:y1="9.642cm" svg:x2="11.385cm" svg:y2="9.017cm">
          <text:p/>
        </draw:line>
        <draw:line draw:style-name="gr8" draw:text-style-name="P2" draw:layer="layout" svg:x1="11.384cm" svg:y1="9.017cm" svg:x2="11.384cm" svg:y2="8.692cm">
          <text:p/>
        </draw:line>
        <draw:line draw:style-name="gr8" draw:text-style-name="P2" draw:layer="layout" svg:x1="10.023cm" svg:y1="8.827cm" svg:x2="7.761cm" svg:y2="7.517cm">
          <text:p/>
        </draw:line>
        <draw:path draw:style-name="gr8" draw:text-style-name="P2" draw:layer="layout" svg:width="0.282cm" svg:height="0.491cm" svg:x="10.022cm" svg:y="8.822cm" svg:viewBox="0 0 283 492" svg:d="M283 492c0-180-128-400-283-492">
          <text:p/>
        </draw:path>
        <draw:path draw:style-name="gr8" draw:text-style-name="P2" draw:layer="layout" svg:width="0.201cm" svg:height="0.038cm" svg:x="7.56cm" svg:y="7.479cm" svg:viewBox="0 0 202 39" svg:d="M202 39c-75-43-150-50-202-22">
          <text:p/>
        </draw:path>
        <draw:path draw:style-name="gr8" draw:text-style-name="P2" draw:layer="layout" svg:width="0.085cm" svg:height="0.187cm" svg:x="7.478cm" svg:y="7.496cm" svg:viewBox="0 0 86 188" svg:d="M86 0c-54 32-86 100-86 188">
          <text:p/>
        </draw:path>
        <draw:line draw:style-name="gr8" draw:text-style-name="P2" draw:layer="layout" svg:x1="7.478cm" svg:y1="7.679cm" svg:x2="7.478cm" svg:y2="8.66cm">
          <text:p/>
        </draw:line>
        <draw:line draw:style-name="gr8" draw:text-style-name="P2" draw:layer="layout" svg:x1="10.022cm" svg:y1="9.475cm" svg:x2="10.305cm" svg:y2="9.642cm">
          <text:p/>
        </draw:line>
        <draw:path draw:style-name="gr8" draw:text-style-name="P2" draw:layer="layout" svg:width="0.283cm" svg:height="0.491cm" svg:x="7.478cm" svg:y="8.66cm" svg:viewBox="0 0 284 492" svg:d="M0 0c0 180 127 399 284 492">
          <text:p/>
        </draw:path>
        <draw:line draw:style-name="gr8" draw:text-style-name="P2" draw:layer="layout" svg:x1="7.761cm" svg:y1="8.17cm" svg:x2="10.023cm" svg:y2="9.48cm">
          <text:p/>
        </draw:line>
        <draw:line draw:style-name="gr8" draw:text-style-name="P2" draw:layer="layout" svg:x1="10.023cm" svg:y1="10.457cm" svg:x2="7.761cm" svg:y2="9.151cm">
          <text:p/>
        </draw:line>
        <draw:line draw:style-name="gr8" draw:text-style-name="P2" draw:layer="layout" svg:x1="7.761cm" svg:y1="8.822cm" svg:x2="7.761cm" svg:y2="8.17cm">
          <text:p/>
        </draw:line>
        <draw:path draw:style-name="gr8" draw:text-style-name="P2" draw:layer="layout" svg:width="0.201cm" svg:height="0.038cm" svg:x="10.022cm" svg:y="10.456cm" svg:viewBox="0 0 202 39" svg:d="M0 0c78 43 149 50 202 22">
          <text:p/>
        </draw:path>
        <draw:path draw:style-name="gr8" draw:text-style-name="P2" draw:layer="layout" svg:width="0.081cm" svg:height="0.183cm" svg:x="10.223cm" svg:y="10.294cm" svg:viewBox="0 0 82 184" svg:d="M0 184c54-32 82-99 82-184">
          <text:p/>
        </draw:path>
        <draw:line draw:style-name="gr8" draw:text-style-name="P2" draw:layer="layout" svg:x1="10.023cm" svg:y1="10.132cm" svg:x2="7.761cm" svg:y2="8.822cm">
          <text:p/>
        </draw:line>
        <draw:line draw:style-name="gr8" draw:text-style-name="P2" draw:layer="layout" svg:x1="10.304cm" svg:y1="10.128cm" svg:x2="10.304cm" svg:y2="10.294cm">
          <text:p/>
        </draw:line>
        <draw:line draw:style-name="gr8" draw:text-style-name="P2" draw:layer="layout" svg:x1="10.022cm" svg:y1="9.965cm" svg:x2="10.022cm" svg:y2="10.128cm">
          <text:p/>
        </draw:line>
        <draw:line draw:style-name="gr8" draw:text-style-name="P2" draw:layer="layout" svg:x1="10.305cm" svg:y1="10.132cm" svg:x2="10.022cm" svg:y2="9.965cm">
          <text:p/>
        </draw:line>
        <draw:path draw:style-name="gr8" draw:text-style-name="P2" draw:layer="layout" svg:width="0.11cm" svg:height="0.208cm" svg:x="11.274cm" svg:y="7.895cm" svg:viewBox="0 0 111 209" svg:d="M111 0c-64 63-104 135-111 209">
          <text:p/>
        </draw:path>
        <draw:path draw:style-name="gr8" draw:text-style-name="P2" draw:layer="layout" svg:width="0.113cm" svg:height="0.561cm" svg:x="11.271cm" svg:y="8.131cm" svg:viewBox="0 0 114 562" svg:d="M114 562c0-61-11-132-26-192-21-81-42-148-56-204-22-71-32-124-32-166">
          <text:p/>
        </draw:path>
        <draw:path draw:style-name="gr8" draw:text-style-name="P2" draw:layer="layout" svg:width="0.003cm" svg:height="0.032cm" svg:x="11.271cm" svg:y="8.099cm" svg:viewBox="0 0 4 33" svg:d="M0 33c0-11 0-21 4-33">
          <text:p/>
        </draw:path>
        <draw:line draw:style-name="gr8" draw:text-style-name="P2" draw:layer="layout" svg:x1="11.384cm" svg:y1="8.547cm" svg:x2="11.384cm" svg:y2="7.895cm">
          <text:p/>
        </draw:line>
        <draw:path draw:style-name="gr8" draw:text-style-name="P2" draw:layer="layout" svg:width="0.014cm" svg:height="0.014cm" svg:x="11.37cm" svg:y="8.547cm" svg:viewBox="0 0 15 15" svg:d="M15 0c-4 4-12 11-15 15">
          <text:p/>
        </draw:path>
        <draw:line draw:style-name="gr8" draw:text-style-name="P2" draw:layer="layout" svg:x1="9.246cm" svg:y1="6.66cm" svg:x2="11.385cm" svg:y2="7.899cm">
          <text:p/>
        </draw:line>
        <draw:path draw:style-name="gr8" draw:text-style-name="P2" draw:layer="layout" svg:width="0.003cm" svg:height="0.032cm" svg:x="11.01cm" svg:y="8.223cm" svg:viewBox="0 0 4 33" svg:d="M0 33c4-11 4-26 4-33">
          <text:p/>
        </draw:path>
        <draw:path draw:style-name="gr8" draw:text-style-name="P2" draw:layer="layout" svg:width="1.097cm" svg:height="0.318cm" svg:x="9.916cm" svg:y="7.905cm" svg:viewBox="0 0 1098 319" svg:d="M1098 319c0-178-243-319-550-319-304 0-548 141-548 319">
          <text:p/>
        </draw:path>
        <draw:path draw:style-name="gr8" draw:text-style-name="P2" draw:layer="layout" svg:width="0.159cm" svg:height="0.222cm" svg:x="9.916cm" svg:y="8.223cm" svg:viewBox="0 0 160 223" svg:d="M0 0c0 81 57 163 160 223">
          <text:p/>
        </draw:path>
        <draw:path draw:style-name="gr8" draw:text-style-name="P2" draw:layer="layout" svg:width="0.444cm" svg:height="0.096cm" svg:x="10.075cm" svg:y="8.445cm" svg:viewBox="0 0 445 97" svg:d="M0 0c116 68 279 103 445 96">
          <text:p/>
        </draw:path>
        <draw:path draw:style-name="gr8" draw:text-style-name="P2" draw:layer="layout" svg:width="0.942cm" svg:height="0.321cm" svg:x="8.66cm" svg:y="7.404cm" svg:viewBox="0 0 943 322" svg:d="M0 227c159 92 396 120 601 71 208-50 342-166 342-298">
          <text:p/>
        </draw:path>
        <draw:path draw:style-name="gr8" draw:text-style-name="P2" draw:layer="layout" svg:width="1.101cm" svg:height="0.321cm" svg:x="8.501cm" svg:y="7.087cm" svg:viewBox="0 0 1102 322" svg:d="M1102 322c0-177-247-322-551-322-307 0-551 145-551 322">
          <text:p/>
        </draw:path>
        <draw:path draw:style-name="gr8" draw:text-style-name="P2" draw:layer="layout" svg:width="0.163cm" svg:height="0.226cm" svg:x="8.501cm" svg:y="7.404cm" svg:viewBox="0 0 164 227" svg:d="M0 0c0 85 58 167 164 227">
          <text:p/>
        </draw:path>
        <draw:path draw:style-name="gr8" draw:text-style-name="P2" draw:layer="layout" svg:width="0.201cm" svg:height="0.037cm" svg:x="9.045cm" svg:y="6.623cm" svg:viewBox="0 0 202 38" svg:d="M202 38c-74-43-149-50-202-18">
          <text:p/>
        </draw:path>
        <draw:line draw:style-name="gr8" draw:text-style-name="P2" draw:layer="layout" svg:x1="7.761cm" svg:y1="8.827cm" svg:x2="8.326cm" svg:y2="8.498cm">
          <text:p/>
        </draw:line>
        <draw:path draw:style-name="gr8" draw:text-style-name="P2" draw:layer="layout" svg:width="0.057cm" svg:height="0.169cm" svg:x="11.327cm" svg:y="9.669cm" svg:viewBox="0 0 58 170" svg:d="M0 170c11-7 19-17 29-31 7-14 15-32 22-57 3-21 7-50 7-82">
          <text:p/>
        </draw:path>
        <draw:line draw:style-name="gr8" draw:text-style-name="P2" draw:layer="layout" svg:x1="11.385cm" svg:y1="9.201cm" svg:x2="11.225cm" svg:y2="9.108cm">
          <text:p/>
        </draw:line>
        <draw:path draw:style-name="gr8" draw:text-style-name="P2" draw:layer="layout" svg:width="0.099cm" svg:height="0.155cm" svg:x="11.285cm" svg:y="9.2cm" svg:viewBox="0 0 100 156" svg:d="M100 0c-50 50-82 100-100 156">
          <text:p/>
        </draw:path>
        <draw:line draw:style-name="gr8" draw:text-style-name="P2" draw:layer="layout" svg:x1="10.304cm" svg:y1="10.132cm" svg:x2="11.385cm" svg:y2="9.507cm">
          <text:p/>
        </draw:line>
        <draw:line draw:style-name="gr8" draw:text-style-name="P2" draw:layer="layout" svg:x1="11.384cm" svg:y1="9.669cm" svg:x2="11.384cm" svg:y2="9.507cm">
          <text:p/>
        </draw:line>
        <draw:line draw:style-name="gr8" draw:text-style-name="P2" draw:layer="layout" svg:x1="11.274cm" svg:y1="9.302cm" svg:x2="11.274cm" svg:y2="9.242cm">
          <text:p/>
        </draw:line>
        <draw:line draw:style-name="gr8" draw:text-style-name="P2" draw:layer="layout" svg:x1="10.022cm" svg:y1="9.966cm" svg:x2="11.275cm" svg:y2="9.242cm">
          <text:p/>
        </draw:line>
        <draw:path draw:style-name="gr8" draw:text-style-name="P2" draw:layer="layout" svg:width="0.003cm" svg:height="0.032cm" svg:x="11.271cm" svg:y="9.242cm" svg:viewBox="0 0 4 33" svg:d="M4 0c-4 11-4 22-4 33">
          <text:p/>
        </draw:path>
        <draw:path draw:style-name="gr8" draw:text-style-name="P2" draw:layer="layout" svg:width="0.113cm" svg:height="0.233cm" svg:x="11.271cm" svg:y="9.274cm" svg:viewBox="0 0 114 234" svg:d="M0 0c0 81 42 163 114 234">
          <text:p/>
        </draw:path>
        <draw:line draw:style-name="gr8" draw:text-style-name="P2" draw:layer="layout" svg:x1="11.384cm" svg:y1="9.507cm" svg:x2="11.384cm" svg:y2="9.2cm">
          <text:p/>
        </draw:line>
        <draw:path draw:style-name="gr8" draw:text-style-name="P2" draw:layer="layout" svg:width="0.088cm" svg:height="0.123cm" svg:x="10.022cm" svg:y="3.242cm" svg:viewBox="0 0 89 124" svg:d="M89 124c-54-32-89-78-89-124">
          <text:p/>
        </draw:path>
        <draw:path draw:style-name="gr8" draw:text-style-name="P2" draw:layer="layout" svg:width="0.603cm" svg:height="0.176cm" svg:x="10.022cm" svg:y="3.069cm" svg:viewBox="0 0 604 177" svg:d="M0 177c0-99 134-177 300-177 169 0 304 78 304 177">
          <text:p/>
        </draw:path>
        <draw:path draw:style-name="gr8" draw:text-style-name="P2" draw:layer="layout" svg:width="0.515cm" svg:height="0.175cm" svg:x="10.11cm" svg:y="3.242cm" svg:viewBox="0 0 516 176" svg:d="M516 0c0 70-75 134-188 162-113 29-243 11-328-39">
          <text:p/>
        </draw:path>
        <draw:path draw:style-name="gr8" draw:text-style-name="P2" draw:layer="layout" svg:width="0.163cm" svg:height="0.225cm" svg:x="9.771cm" svg:y="3.242cm" svg:viewBox="0 0 164 226" svg:d="M164 226c-103-60-164-137-164-226">
          <text:p/>
        </draw:path>
        <draw:path draw:style-name="gr8" draw:text-style-name="P2" draw:layer="layout" svg:width="1.101cm" svg:height="0.321cm" svg:x="9.771cm" svg:y="2.924cm" svg:viewBox="0 0 1102 322" svg:d="M0 322c0-176 247-322 551-322 308 0 551 146 551 322">
          <text:p/>
        </draw:path>
        <draw:path draw:style-name="gr8" draw:text-style-name="P2" draw:layer="layout" svg:width="0.938cm" svg:height="0.32cm" svg:x="9.934cm" svg:y="3.242cm" svg:viewBox="0 0 939 321" svg:d="M939 0c0 131-135 247-340 297-204 49-444 21-599-71">
          <text:p/>
        </draw:path>
        <draw:path draw:style-name="gr8" draw:text-style-name="P2" draw:layer="layout" svg:width="0.163cm" svg:height="0.222cm" svg:x="9.771cm" svg:y="3.326cm" svg:viewBox="0 0 164 223" svg:d="M164 223c-103-56-164-142-164-223">
          <text:p/>
        </draw:path>
        <draw:path draw:style-name="gr8" draw:text-style-name="P2" draw:layer="layout" svg:width="0.938cm" svg:height="0.316cm" svg:x="9.934cm" svg:y="3.326cm" svg:viewBox="0 0 939 317" svg:d="M939 0c0 127-135 244-340 293-204 50-444 22-599-71">
          <text:p/>
        </draw:path>
        <draw:path draw:style-name="gr8" draw:text-style-name="P2" draw:layer="layout" svg:width="0.148cm" svg:height="0.205cm" svg:x="9.821cm" svg:y="3.601cm" svg:viewBox="0 0 149 206" svg:d="M149 206c-92-54-149-128-149-206">
          <text:p/>
        </draw:path>
        <draw:path draw:style-name="gr8" draw:text-style-name="P2" draw:layer="layout" svg:width="0.854cm" svg:height="0.291cm" svg:x="9.969cm" svg:y="3.601cm" svg:viewBox="0 0 855 292" svg:d="M855 0c0 118-120 224-312 269-187 46-402 22-543-63">
          <text:p/>
        </draw:path>
        <draw:path draw:style-name="gr8" draw:text-style-name="P2" draw:layer="layout" svg:width="0.152cm" svg:height="0.212cm" svg:x="9.803cm" svg:y="3.619cm" svg:viewBox="0 0 153 213" svg:d="M153 213c-96-57-153-131-153-213">
          <text:p/>
        </draw:path>
        <draw:path draw:style-name="gr8" draw:text-style-name="P2" draw:layer="layout" svg:width="0.021cm" svg:height="0.081cm" svg:x="9.803cm" svg:y="3.538cm" svg:viewBox="0 0 22 82" svg:d="M0 82c0-29 7-54 22-82">
          <text:p/>
        </draw:path>
        <draw:path draw:style-name="gr8" draw:text-style-name="P2" draw:layer="layout" svg:width="0.021cm" svg:height="0.081cm" svg:x="10.823cm" svg:y="3.538cm" svg:viewBox="0 0 22 82" svg:d="M0 0c15 28 22 53 22 82">
          <text:p/>
        </draw:path>
        <draw:path draw:style-name="gr8" draw:text-style-name="P2" draw:layer="layout" svg:width="0.889cm" svg:height="0.3cm" svg:x="9.955cm" svg:y="3.619cm" svg:viewBox="0 0 890 301" svg:d="M890 0c0 121-127 230-321 276-194 50-421 21-569-63">
          <text:p/>
        </draw:path>
        <draw:path draw:style-name="gr8" draw:text-style-name="P2" draw:layer="layout" svg:width="0.152cm" svg:height="0.212cm" svg:x="9.803cm" svg:y="3.7cm" svg:viewBox="0 0 153 213" svg:d="M153 213c-96-58-153-135-153-213">
          <text:p/>
        </draw:path>
        <draw:path draw:style-name="gr8" draw:text-style-name="P2" draw:layer="layout" svg:width="0.889cm" svg:height="0.302cm" svg:x="9.955cm" svg:y="3.7cm" svg:viewBox="0 0 890 303" svg:d="M890 0c0 125-127 234-321 280s-421 21-569-67">
          <text:p/>
        </draw:path>
        <draw:path draw:style-name="gr8" draw:text-style-name="P2" draw:layer="layout" svg:width="0.092cm" svg:height="0.123cm" svg:x="8.607cm" svg:y="2.427cm" svg:viewBox="0 0 93 124" svg:d="M93 124c-61-33-93-79-93-124">
          <text:p/>
        </draw:path>
        <draw:path draw:style-name="gr8" draw:text-style-name="P2" draw:layer="layout" svg:width="0.604cm" svg:height="0.173cm" svg:x="8.607cm" svg:y="2.254cm" svg:viewBox="0 0 605 174" svg:d="M0 174c0-96 139-174 305-174 165 0 300 78 300 174">
          <text:p/>
        </draw:path>
        <draw:path draw:style-name="gr8" draw:text-style-name="P2" draw:layer="layout" svg:width="0.516cm" svg:height="0.174cm" svg:x="8.695cm" svg:y="2.427cm" svg:viewBox="0 0 517 175" svg:d="M517 0c0 70-75 135-187 163-114 25-241 10-330-39">
          <text:p/>
        </draw:path>
        <draw:path draw:style-name="gr8" draw:text-style-name="P2" draw:layer="layout" svg:width="0.163cm" svg:height="0.225cm" svg:x="8.36cm" svg:y="2.427cm" svg:viewBox="0 0 164 226" svg:d="M164 226c-107-60-164-142-164-226">
          <text:p/>
        </draw:path>
        <draw:path draw:style-name="gr8" draw:text-style-name="P2" draw:layer="layout" svg:width="1.101cm" svg:height="0.318cm" svg:x="8.36cm" svg:y="2.109cm" svg:viewBox="0 0 1102 319" svg:d="M0 319c0-178 244-319 547-319 307 0 555 141 555 319">
          <text:p/>
        </draw:path>
        <draw:path draw:style-name="gr8" draw:text-style-name="P2" draw:layer="layout" svg:width="0.942cm" svg:height="0.317cm" svg:x="8.519cm" svg:y="2.427cm" svg:viewBox="0 0 943 318" svg:d="M943 0c0 130-134 243-342 293-206 50-442 25-601-68">
          <text:p/>
        </draw:path>
        <draw:path draw:style-name="gr8" draw:text-style-name="P2" draw:layer="layout" svg:width="0.163cm" svg:height="0.226cm" svg:x="8.36cm" svg:y="2.508cm" svg:viewBox="0 0 164 227" svg:d="M164 227c-107-60-164-142-164-227">
          <text:p/>
        </draw:path>
        <draw:path draw:style-name="gr8" draw:text-style-name="P2" draw:layer="layout" svg:width="0.942cm" svg:height="0.319cm" svg:x="8.519cm" svg:y="2.508cm" svg:viewBox="0 0 943 320" svg:d="M943 0c0 127-134 248-342 297-206 46-442 21-601-70">
          <text:p/>
        </draw:path>
        <draw:path draw:style-name="gr8" draw:text-style-name="P2" draw:layer="layout" svg:width="0.148cm" svg:height="0.205cm" svg:x="8.41cm" svg:y="2.786cm" svg:viewBox="0 0 149 206" svg:d="M149 206c-96-57-149-128-149-206">
          <text:p/>
        </draw:path>
        <draw:path draw:style-name="gr8" draw:text-style-name="P2" draw:layer="layout" svg:width="0.854cm" svg:height="0.289cm" svg:x="8.554cm" svg:y="2.786cm" svg:viewBox="0 0 855 290" svg:d="M855 0c0 117-120 223-307 270-188 42-403 17-548-65">
          <text:p/>
        </draw:path>
        <draw:path draw:style-name="gr8" draw:text-style-name="P2" draw:layer="layout" svg:width="0.152cm" svg:height="0.212cm" svg:x="8.392cm" svg:y="2.804cm" svg:viewBox="0 0 153 213" svg:d="M153 213c-100-57-153-134-153-213">
          <text:p/>
        </draw:path>
        <draw:path draw:style-name="gr8" draw:text-style-name="P2" draw:layer="layout" svg:width="0.018cm" svg:height="0.081cm" svg:x="8.392cm" svg:y="2.723cm" svg:viewBox="0 0 19 82" svg:d="M0 82c0-29 7-57 19-82">
          <text:p/>
        </draw:path>
        <draw:path draw:style-name="gr8" draw:text-style-name="P2" draw:layer="layout" svg:width="0.021cm" svg:height="0.081cm" svg:x="9.408cm" svg:y="2.723cm" svg:viewBox="0 0 22 82" svg:d="M0 0c15 25 22 53 22 82">
          <text:p/>
        </draw:path>
        <draw:path draw:style-name="gr8" draw:text-style-name="P2" draw:layer="layout" svg:width="0.889cm" svg:height="0.298cm" svg:x="8.54cm" svg:y="2.804cm" svg:viewBox="0 0 890 299" svg:d="M890 0c0 121-128 230-322 276-194 47-416 21-568-63">
          <text:p/>
        </draw:path>
        <draw:path draw:style-name="gr8" draw:text-style-name="P2" draw:layer="layout" svg:width="0.152cm" svg:height="0.212cm" svg:x="8.392cm" svg:y="2.885cm" svg:viewBox="0 0 153 213" svg:d="M153 213c-100-58-153-135-153-213">
          <text:p/>
        </draw:path>
        <draw:path draw:style-name="gr8" draw:text-style-name="P2" draw:layer="layout" svg:width="0.889cm" svg:height="0.298cm" svg:x="8.54cm" svg:y="2.885cm" svg:viewBox="0 0 890 299" svg:d="M890 0c0 120-128 230-322 276s-416 22-568-64">
          <text:p/>
        </draw:path>
        <draw:line draw:style-name="gr8" draw:text-style-name="P2" draw:layer="layout" svg:x1="7.56cm" svg:y1="7.501cm" svg:x2="9.046cm" svg:y2="6.639cm">
          <text:p/>
        </draw:line>
        <draw:line draw:style-name="gr8" draw:text-style-name="P2" draw:layer="layout" svg:x1="11.332cm" svg:y1="9.835cm" svg:x2="10.223cm" svg:y2="10.478cm">
          <text:p/>
        </draw:line>
        <draw:line draw:style-name="gr8" draw:text-style-name="P2" draw:layer="layout" svg:x1="10.872cm" svg:y1="3.242cm" svg:x2="10.872cm" svg:y2="3.326cm">
          <text:p/>
        </draw:line>
        <draw:line draw:style-name="gr8" draw:text-style-name="P2" draw:layer="layout" svg:x1="9.771cm" svg:y1="3.242cm" svg:x2="9.771cm" svg:y2="3.326cm">
          <text:p/>
        </draw:line>
        <draw:line draw:style-name="gr8" draw:text-style-name="P2" draw:layer="layout" svg:x1="10.823cm" svg:y1="3.457cm" svg:x2="10.823cm" svg:y2="3.601cm">
          <text:p/>
        </draw:line>
        <draw:line draw:style-name="gr8" draw:text-style-name="P2" draw:layer="layout" svg:x1="9.821cm" svg:y1="3.457cm" svg:x2="9.821cm" svg:y2="3.601cm">
          <text:p/>
        </draw:line>
        <draw:line draw:style-name="gr8" draw:text-style-name="P2" draw:layer="layout" svg:x1="10.84cm" svg:y1="3.619cm" svg:x2="10.84cm" svg:y2="3.7cm">
          <text:p/>
        </draw:line>
        <draw:line draw:style-name="gr8" draw:text-style-name="P2" draw:layer="layout" svg:x1="9.803cm" svg:y1="3.619cm" svg:x2="9.803cm" svg:y2="3.7cm">
          <text:p/>
        </draw:line>
        <draw:line draw:style-name="gr8" draw:text-style-name="P2" draw:layer="layout" svg:x1="9.457cm" svg:y1="2.427cm" svg:x2="9.457cm" svg:y2="2.508cm">
          <text:p/>
        </draw:line>
        <draw:line draw:style-name="gr8" draw:text-style-name="P2" draw:layer="layout" svg:x1="8.36cm" svg:y1="2.427cm" svg:x2="8.36cm" svg:y2="2.508cm">
          <text:p/>
        </draw:line>
        <draw:line draw:style-name="gr8" draw:text-style-name="P2" draw:layer="layout" svg:x1="9.408cm" svg:y1="2.642cm" svg:x2="9.408cm" svg:y2="2.786cm">
          <text:p/>
        </draw:line>
        <draw:line draw:style-name="gr8" draw:text-style-name="P2" draw:layer="layout" svg:x1="8.41cm" svg:y1="2.642cm" svg:x2="8.41cm" svg:y2="2.786cm">
          <text:p/>
        </draw:line>
        <draw:line draw:style-name="gr8" draw:text-style-name="P2" draw:layer="layout" svg:x1="9.429cm" svg:y1="2.804cm" svg:x2="9.429cm" svg:y2="2.885cm">
          <text:p/>
        </draw:line>
        <draw:line draw:style-name="gr8" draw:text-style-name="P2" draw:layer="layout" svg:x1="8.392cm" svg:y1="2.804cm" svg:x2="8.392cm" svg:y2="2.885cm">
          <text:p/>
        </draw:line>
        <draw:path draw:style-name="gr1" draw:text-style-name="P1" draw:layer="layout" svg:width="1.104cm" svg:height="1.101cm" svg:x="16.933cm" svg:y="8.152cm" svg:viewBox="0 0 1105 1102" svg:d="M1105 552c0 303-247 550-550 550-307 0-555-247-555-550 0-304 248-552 555-552 303 0 550 248 550 552z">
          <text:p/>
        </draw:path>
        <draw:polygon draw:style-name="gr7" draw:text-style-name="P2" draw:layer="layout" svg:width="0cm" svg:height="0cm" svg:x="17.483cm" svg:y="7.877cm" svg:viewBox="0 0 0 0" draw:points="0,0">
          <text:p/>
        </draw:polygon>
        <draw:path draw:style-name="gr1" draw:text-style-name="P1" draw:layer="layout" svg:width="1.102cm" svg:height="0.974cm" svg:x="16.936cm" svg:y="6.279cm" svg:viewBox="0 0 1103 975" svg:d="M1103 424c0-162-74-321-201-424h-699c-202 163-258 438-145 668 114 229 371 349 618 293 251-57 427-279 427-537z">
          <text:p/>
        </draw:path>
        <draw:polygon draw:style-name="gr7" draw:text-style-name="P2" draw:layer="layout" svg:width="0cm" svg:height="0cm" svg:x="17.483cm" svg:y="7.877cm" svg:viewBox="0 0 0 0" draw:points="0,0">
          <text:p/>
        </draw:polygon>
        <draw:path draw:style-name="gr1" draw:text-style-name="P1" draw:layer="layout" svg:width="0.042cm" svg:height="0.127cm" svg:x="16.968cm" svg:y="5.877cm" svg:viewBox="0 0 43 128" svg:d="M43 0c0 0-3 7-7 17 0 4-3 11-3 16 0 3 0 3-4 7 0 7-3 10-3 17v4c-4 7-8 14-12 24l-3 11c-4 11-7 18-11 25v7-7c4-7 7-14 11-25l3-11c4-10 8-17 12-24v-4c0-7 3-10 3-17 4-4 4-4 4-7 0-5 3-12 3-16 4-10 7-17 7-17z">
          <text:p/>
        </draw:path>
        <draw:polygon draw:style-name="gr7" draw:text-style-name="P2" draw:layer="layout" svg:width="0cm" svg:height="0cm" svg:x="17.483cm" svg:y="7.877cm" svg:viewBox="0 0 0 0" draw:points="0,0">
          <text:p/>
        </draw:polygon>
        <draw:path draw:style-name="gr1" draw:text-style-name="P1" draw:layer="layout" svg:width="0.088cm" svg:height="0.12cm" svg:x="16.834cm" svg:y="6.088cm" svg:viewBox="0 0 89 121" svg:d="M75 22l14-22-14 22c-14 22-28 39-42 61-11 14-22 28-33 38 11-10 22-24 33-38 14-22 28-39 42-61z">
          <text:p/>
        </draw:path>
        <draw:polygon draw:style-name="gr7" draw:text-style-name="P2" draw:layer="layout" svg:width="0cm" svg:height="0cm" svg:x="17.483cm" svg:y="7.877cm" svg:viewBox="0 0 0 0" draw:points="0,0">
          <text:p/>
        </draw:polygon>
        <draw:polygon draw:style-name="gr7" draw:text-style-name="P2" draw:layer="layout" svg:width="0cm" svg:height="0cm" svg:x="17.483cm" svg:y="7.877cm" svg:viewBox="0 0 0 0" draw:points="0,0">
          <text:p/>
        </draw:polygon>
        <draw:path draw:style-name="gr1" draw:text-style-name="P1" draw:layer="layout" svg:width="0.007cm" svg:height="0.01cm" svg:x="16.996cm" svg:y="5.909cm" svg:viewBox="0 0 8 11" svg:d="M8 0c-3 3-3 3-8 11 5-8 5-8 8-11z">
          <text:p/>
        </draw:path>
        <draw:polygon draw:style-name="gr7" draw:text-style-name="P2" draw:layer="layout" svg:width="0cm" svg:height="0cm" svg:x="17.483cm" svg:y="7.877cm" svg:viewBox="0 0 0 0" draw:points="0,0">
          <text:p/>
        </draw:polygon>
        <draw:polygon draw:style-name="gr7" draw:text-style-name="P2" draw:layer="layout" svg:width="0cm" svg:height="0cm" svg:x="17.483cm" svg:y="7.877cm" svg:viewBox="0 0 0 0" draw:points="0,0">
          <text:p/>
        </draw:polygon>
        <draw:path draw:style-name="gr1" draw:text-style-name="P1" draw:layer="layout" svg:width="2.099cm" svg:height="4cm" svg:x="16.435cm" svg:y="5.877cm" svg:viewBox="0 0 2100 4001" svg:d="M575 0c0 0-3 7-7 17 4-10 7-17 7-17h124 698 703v3c0 4 0 4 0 7 0 4 0 7 0 11 0 7 0 14 0 21s0 14 0 18c0 10 0 21 0 28 0 11 0 21 0 28 0 15 0 26 0 36 0 15 0 25 0 36 0 14 0 28 0 42s0 25 0 39 0 28 0 46c0 28 0 56 0 88v3196 46 46 42 43 38 36 35 28 25 24 18 11 7 3h-2100v-3-7-11-18-24-25-28-35-36-38-43-42-46-46-3023c120-32 233-92 329-173l14-14c14-11 24-25 38-35 4-7 11-15 18-22 11-10 21-24 32-38-11 14-21 28-32 38-7 7-14 15-18 22-14 10-24 24-38 35l-14 14c-96 81-209 141-329 173v3023 46 46 42 43 38 36 35 28 25 24 18 11 7 3h2100v-3-7-11-18-24-25-28-35-36-38-43-42-46-46-3196c0-32 0-60 0-88 0-18 0-32 0-46s0-25 0-39 0-28 0-42c0-11 0-21 0-36 0-10 0-21 0-36 0-7 0-17 0-28 0-7 0-18 0-28 0-4 0-11 0-18s0-14 0-21c0-4 0-7 0-11 0-3 0-3 0-7v-3h-703-698z">
          <text:p/>
        </draw:path>
        <draw:polygon draw:style-name="gr7" draw:text-style-name="P2" draw:layer="layout" svg:width="0cm" svg:height="0cm" svg:x="17.483cm" svg:y="7.877cm" svg:viewBox="0 0 0 0" draw:points="0,0">
          <text:p/>
        </draw:polygon>
        <draw:line draw:style-name="gr8" draw:text-style-name="P2" draw:layer="layout" svg:x1="17.832cm" svg:y1="5.877cm" svg:x2="18.534cm" svg:y2="5.877cm">
          <text:p/>
        </draw:line>
        <draw:line draw:style-name="gr8" draw:text-style-name="P2" draw:layer="layout" svg:x1="17.134cm" svg:y1="5.877cm" svg:x2="17.832cm" svg:y2="5.877cm">
          <text:p/>
        </draw:line>
        <draw:line draw:style-name="gr8" draw:text-style-name="P2" draw:layer="layout" svg:x1="17.01cm" svg:y1="5.877cm" svg:x2="17.134cm" svg:y2="5.877cm">
          <text:p/>
        </draw:line>
        <draw:line draw:style-name="gr8" draw:text-style-name="P2" draw:layer="layout" svg:x1="18.534cm" svg:y1="6.279cm" svg:x2="18.534cm" svg:y2="9.475cm">
          <text:p/>
        </draw:line>
        <draw:path draw:style-name="gr8" draw:text-style-name="P2" draw:layer="layout" svg:width="0cm" svg:height="0.401cm" svg:x="18.534cm" svg:y="5.877cm" svg:viewBox="0 0 0 402" svg:d="M0 0v3c0 4 0 4 0 7 0 4 0 7 0 11 0 7 0 14 0 21s0 14 0 18c0 10 0 21 0 28 0 11 0 21 0 28 0 11 0 25 0 35 0 11 0 25 0 36 0 14 0 28 0 39 0 14 0 28 0 42s0 28 0 42c0 32 0 60 0 92">
          <text:p/>
        </draw:path>
        <draw:polyline draw:style-name="gr8" draw:text-style-name="P2" draw:layer="layout" svg:width="0cm" svg:height="0.398cm" svg:x="18.534cm" svg:y="9.475cm" svg:viewBox="0 0 0 399" draw:points="0,0 0,46 0,88 0,134 0,173 0,212 0,251 0,282 0,314 0,339 0,360 0,378 0,392 0,399">
          <text:p/>
        </draw:polyline>
        <draw:path draw:style-name="gr8" draw:text-style-name="P2" draw:layer="layout" svg:width="0.329cm" svg:height="0.173cm" svg:x="16.435cm" svg:y="6.279cm" svg:viewBox="0 0 330 174" svg:d="M0 174c120-33 238-93 330-174">
          <text:p/>
        </draw:path>
        <draw:path draw:style-name="gr8" draw:text-style-name="P2" draw:layer="layout" svg:width="0.246cm" svg:height="0.402cm" svg:x="16.764cm" svg:y="5.877cm" svg:viewBox="0 0 247 403" svg:d="M247 0c0 0-7 21-17 53-11 42-35 95-64 144-17 32-38 64-63 96-33 42-68 78-103 110">
          <text:p/>
        </draw:path>
        <draw:line draw:style-name="gr8" draw:text-style-name="P2" draw:layer="layout" svg:x1="16.435cm" svg:y1="9.475cm" svg:x2="16.435cm" svg:y2="6.452cm">
          <text:p/>
        </draw:line>
        <draw:path draw:style-name="gr8" draw:text-style-name="P2" draw:layer="layout" svg:width="1.102cm" svg:height="0.974cm" svg:x="16.936cm" svg:y="6.279cm" svg:viewBox="0 0 1103 975" svg:d="M203 0c-202 163-258 438-145 668 114 229 371 349 618 293 251-57 427-279 427-537">
          <text:p/>
        </draw:path>
        <draw:path draw:style-name="gr8" draw:text-style-name="P2" draw:layer="layout" svg:width="0.205cm" svg:height="0.423cm" svg:x="17.832cm" svg:y="6.279cm" svg:viewBox="0 0 206 424" svg:d="M206 424c0-167-74-322-206-424">
          <text:p/>
        </draw:path>
        <draw:path draw:style-name="gr8" draw:text-style-name="P2" draw:layer="layout" svg:width="1.104cm" svg:height="1.101cm" svg:x="16.933cm" svg:y="8.152cm" svg:viewBox="0 0 1105 1102" svg:d="M1105 552c0 303-247 550-550 550-307 0-555-247-555-550 0-304 248-552 555-552 303 0 550 248 550 552z">
          <text:p/>
        </draw:path>
        <draw:line draw:style-name="gr8" draw:text-style-name="P2" draw:layer="layout" svg:x1="18.534cm" svg:y1="9.874cm" svg:x2="16.435cm" svg:y2="9.874cm">
          <text:p/>
        </draw:line>
        <draw:polyline draw:style-name="gr8" draw:text-style-name="P2" draw:layer="layout" svg:width="0cm" svg:height="0.398cm" svg:x="16.435cm" svg:y="9.475cm" svg:viewBox="0 0 0 399" draw:points="0,0 0,46 0,88 0,134 0,173 0,212 0,251 0,282 0,314 0,339 0,360 0,378 0,392 0,399">
          <text:p/>
        </draw:polyline>
        <draw:path draw:style-name="gr8" draw:text-style-name="P2" draw:layer="layout" svg:width="0.038cm" svg:height="0.039cm" svg:x="16.778cm" svg:y="6.226cm" svg:viewBox="0 0 39 40" svg:d="M0 40c14-11 24-26 39-40">
          <text:p/>
        </draw:path>
        <draw:path draw:style-name="gr8" draw:text-style-name="P2" draw:layer="layout" svg:width="0.032cm" svg:height="0.038cm" svg:x="16.834cm" svg:y="6.17cm" svg:viewBox="0 0 33 39" svg:d="M0 39c11-10 22-24 33-39">
          <text:p/>
        </draw:path>
        <draw:line draw:style-name="gr8" draw:text-style-name="P2" draw:layer="layout" svg:x1="16.908cm" svg:y1="6.111cm" svg:x2="16.923cm" svg:y2="6.088cm">
          <text:p/>
        </draw:line>
        <draw:line draw:style-name="gr8" draw:text-style-name="P2" draw:layer="layout" svg:x1="16.968cm" svg:y1="6.005cm" svg:x2="16.973cm" svg:y2="5.997cm">
          <text:p/>
        </draw:line>
        <draw:line draw:style-name="gr8" draw:text-style-name="P2" draw:layer="layout" svg:x1="16.979cm" svg:y1="5.973cm" svg:x2="16.983cm" svg:y2="5.961cm">
          <text:p/>
        </draw:line>
        <draw:line draw:style-name="gr8" draw:text-style-name="P2" draw:layer="layout" svg:x1="16.993cm" svg:y1="5.938cm" svg:x2="16.997cm" svg:y2="5.933cm">
          <text:p/>
        </draw:line>
        <draw:path draw:style-name="gr8" draw:text-style-name="P2" draw:layer="layout" svg:width="0.007cm" svg:height="0.01cm" svg:x="16.996cm" svg:y="5.909cm" svg:viewBox="0 0 8 11" svg:d="M0 11c5-8 5-8 8-11">
          <text:p/>
        </draw:path>
        <draw:path draw:style-name="gr8" draw:text-style-name="P2" draw:layer="layout" svg:width="0.007cm" svg:height="0.021cm" svg:x="17.003cm" svg:y="5.877cm" svg:viewBox="0 0 8 22" svg:d="M0 22c5-15 8-22 8-22">
          <text:p/>
        </draw:path>
        <draw:line draw:style-name="gr8" draw:text-style-name="P2" draw:layer="layout" svg:x1="17.832cm" svg:y1="6.279cm" svg:x2="17.134cm" svg:y2="6.279cm">
          <text:p/>
        </draw:line>
        <draw:polygon draw:style-name="gr7" draw:text-style-name="P2" draw:layer="layout" svg:width="0cm" svg:height="0cm" svg:x="17.483cm" svg:y="7.877cm" svg:viewBox="0 0 0 0" draw:points="0,0">
          <text:p/>
        </draw:polygon>
        <draw:polyline draw:style-name="gr9" draw:text-style-name="P2" draw:layer="layout" svg:width="1.982cm" svg:height="1.506cm" svg:x="17.981cm" svg:y="6.466cm" svg:viewBox="0 0 1983 1507" draw:points="1983,1507 1486,1507 0,0">
          <text:p/>
        </draw:polyline>
        <draw:polygon draw:style-name="gr3" draw:text-style-name="P3" draw:layer="layout" svg:width="0.412cm" svg:height="0.416cm" svg:x="17.981cm" svg:y="6.466cm" svg:viewBox="0 0 413 417" draw:points="0,0 292,417 413,300">
          <text:p/>
        </draw:polygon>
        <draw:polygon draw:style-name="gr10" draw:text-style-name="P2" draw:layer="layout" svg:width="0.412cm" svg:height="0.416cm" svg:x="17.981cm" svg:y="6.466cm" svg:viewBox="0 0 413 417" draw:points="0,0 292,417 413,300">
          <text:p/>
        </draw:polygon>
        <draw:polygon draw:style-name="gr7" draw:text-style-name="P2" draw:layer="layout" svg:width="0cm" svg:height="0cm" svg:x="17.483cm" svg:y="7.877cm" svg:viewBox="0 0 0 0" draw:points="0,0">
          <text:p/>
        </draw:polygon>
        <draw:polyline draw:style-name="gr9" draw:text-style-name="P2" draw:layer="layout" svg:width="1.986cm" svg:height="0.544cm" svg:x="18.002cm" svg:y="7.972cm" svg:viewBox="0 0 1987 545" draw:points="1987,0 1486,0 0,545">
          <text:p/>
        </draw:polyline>
        <draw:polygon draw:style-name="gr11" draw:text-style-name="P3" draw:layer="layout" svg:width="0.497cm" svg:height="0.251cm" svg:x="18.002cm" svg:y="8.265cm" svg:viewBox="0 0 498 252" draw:points="0,252 498,156 442,0">
          <text:p/>
        </draw:polygon>
        <draw:path draw:style-name="gr1" draw:text-style-name="P1" draw:layer="layout" svg:width="1.894cm" svg:height="1.74cm" svg:x="3.457cm" svg:y="15.955cm" svg:viewBox="0 0 1895 1741" svg:d="M1856 1494c7-4 18-14 25-32 7-17 14-42 14-77v-92-88l-201-92 201-88v-180-361l-1070-473c-32-14-60-14-81-3l-744 328c24-11 53-11 81 3l1129 506c82 35 145 141 145 240v180l-145-64-727-321-402-180v360l1129 501v-92l145 64v88c0 60-21 106-60 120z">
          <text:p/>
        </draw:path>
        <draw:polygon draw:style-name="gr7" draw:text-style-name="P2" draw:layer="layout" svg:width="0cm" svg:height="0cm" svg:x="4.42cm" svg:y="16.827cm" svg:viewBox="0 0 0 0" draw:points="0,0">
          <text:p/>
        </draw:polygon>
        <draw:path draw:style-name="gr1" draw:text-style-name="P1" draw:layer="layout" svg:width="1.954cm" svg:height="1.749cm" svg:x="3.397cm" svg:y="15.955cm" svg:viewBox="0 0 1955 1750" svg:d="M1916 1494c7-4 18-14 25-32 7-17 14-42 14-77v-92l-541 240v88c0 60-24 106-60 120-24 14-52 10-84 0l-1129-505c-78-35-141-141-141-240v-540c0-60 21-103 60-120 24-11 53-11 81 3l1129 506c81 35 144 141 144 240v180l340-152 201-88v-180c0-32-7-67-14-99-11-39-21-74-28-100-11-32-14-53-14-70 0-4 0-7 0-11 3-28 24-56 56-81l-1070-473c-32-14-60-14-81-3l-744 328c-39 17-60 60-60 120v540c0 99 63 205 141 240l1129 505c32 10 60 14 84 0z">
          <text:p/>
        </draw:path>
        <draw:polygon draw:style-name="gr7" draw:text-style-name="P2" draw:layer="layout" svg:width="0cm" svg:height="0cm" svg:x="4.42cm" svg:y="16.827cm" svg:viewBox="0 0 0 0" draw:points="0,0">
          <text:p/>
        </draw:polygon>
        <draw:path draw:style-name="gr1" draw:text-style-name="P1" draw:layer="layout" svg:width="1.813cm" svg:height="0.681cm" svg:x="3.538cm" svg:y="16.834cm" svg:viewBox="0 0 1814 682" svg:d="M1814 321c-21 14-35 32-42 46-7-11-11-21-14-32v-24l-625 279v92l-1133-506 402-176 731 321 141 64 339-152z">
          <text:p/>
        </draw:path>
        <draw:polygon draw:style-name="gr7" draw:text-style-name="P2" draw:layer="layout" svg:width="0cm" svg:height="0cm" svg:x="4.42cm" svg:y="16.827cm" svg:viewBox="0 0 0 0" draw:points="0,0">
          <text:p/>
        </draw:polygon>
        <draw:path draw:style-name="gr1" draw:text-style-name="P1" draw:layer="layout" svg:width="0.551cm" svg:height="0.246cm" svg:x="3.908cm" svg:y="16.129cm" svg:viewBox="0 0 552 247" svg:d="M81 211c78 33 199 47 301 26 103-19 170-65 170-114 0-67-124-123-276-123s-276 56-276 123c0 32 29 63 81 88z">
          <text:p/>
        </draw:path>
        <draw:polygon draw:style-name="gr7" draw:text-style-name="P2" draw:layer="layout" svg:width="0cm" svg:height="0cm" svg:x="4.42cm" svg:y="16.827cm" svg:viewBox="0 0 0 0" draw:points="0,0">
          <text:p/>
        </draw:polygon>
        <draw:polygon draw:style-name="gr1" draw:text-style-name="P1" draw:layer="layout" svg:width="0.406cm" svg:height="0.36cm" svg:x="3.538cm" svg:y="16.654cm" svg:viewBox="0 0 407 361" draw:points="0,361 407,181 0,0">
          <text:p/>
        </draw:polygon>
        <draw:polygon draw:style-name="gr7" draw:text-style-name="P2" draw:layer="layout" svg:width="0cm" svg:height="0cm" svg:x="4.42cm" svg:y="16.827cm" svg:viewBox="0 0 0 0" draw:points="0,0">
          <text:p/>
        </draw:polygon>
        <draw:path draw:style-name="gr1" draw:text-style-name="P1" draw:layer="layout" svg:width="0.684cm" svg:height="0.342cm" svg:x="4.667cm" svg:y="17.145cm" svg:viewBox="0 0 685 343" svg:d="M144 343l-144-64 629-279c0 3 0 10 0 14 0 3 0 7 0 10 3 11 7 21 14 32 7 18 21 32 42 46z">
          <text:p/>
        </draw:path>
        <draw:polygon draw:style-name="gr7" draw:text-style-name="P2" draw:layer="layout" svg:width="0cm" svg:height="0cm" svg:x="4.42cm" svg:y="16.827cm" svg:viewBox="0 0 0 0" draw:points="0,0">
          <text:p/>
        </draw:polygon>
        <draw:path draw:style-name="gr1" draw:text-style-name="P1" draw:layer="layout" svg:width="0.056cm" svg:height="0.36cm" svg:x="5.295cm" svg:y="16.439cm" svg:viewBox="0 0 57 361" svg:d="M57 361v-361c-33 25-54 53-57 81 0 4 0 7 0 11 0 17 3 38 14 70 7 25 17 60 28 100 7 32 15 67 15 99z">
          <text:p/>
        </draw:path>
        <draw:polygon draw:style-name="gr7" draw:text-style-name="P2" draw:layer="layout" svg:width="0cm" svg:height="0cm" svg:x="4.42cm" svg:y="16.827cm" svg:viewBox="0 0 0 0" draw:points="0,0">
          <text:p/>
        </draw:polygon>
        <draw:path draw:style-name="gr1" draw:text-style-name="P1" draw:layer="layout" svg:width="0.046cm" svg:height="0.092cm" svg:x="5.305cm" svg:y="17.155cm" svg:viewBox="0 0 47 93" svg:d="M47 93v-93c-22 14-36 32-47 46 11 18 25 32 47 47z">
          <text:p/>
        </draw:path>
        <draw:polygon draw:style-name="gr7" draw:text-style-name="P2" draw:layer="layout" svg:width="0cm" svg:height="0cm" svg:x="4.42cm" svg:y="16.827cm" svg:viewBox="0 0 0 0" draw:points="0,0">
          <text:p/>
        </draw:polygon>
        <draw:path draw:style-name="gr1" draw:text-style-name="P1" draw:layer="layout" svg:width="0cm" svg:height="0.023cm" svg:x="5.295cm" svg:y="17.145cm" svg:viewBox="0 0 0 24" svg:d="M0 24v-24c0 3 0 10 0 14 0 3 0 7 0 10z">
          <text:p/>
        </draw:path>
        <draw:polygon draw:style-name="gr7" draw:text-style-name="P2" draw:layer="layout" svg:width="0cm" svg:height="0cm" svg:x="4.42cm" svg:y="16.827cm" svg:viewBox="0 0 0 0" draw:points="0,0">
          <text:p/>
        </draw:polygon>
        <draw:path draw:style-name="gr1" draw:text-style-name="P1" draw:layer="layout" svg:width="0.55cm" svg:height="0.246cm" svg:x="4.614cm" svg:y="16.442cm" svg:viewBox="0 0 551 247" svg:d="M551 136c0-4 0-8 0-11 0-68-120-125-275-125-148 0-276 57-276 125 0 32 28 63 82 88 60 25 141 39 222 32-81 7-162-7-222-32-54-25-82-56-82-88 0-68 128-125 276-125 155 0 275 57 275 125 0 3 0 7 0 11z">
          <text:p/>
        </draw:path>
        <draw:polygon draw:style-name="gr7" draw:text-style-name="P2" draw:layer="layout" svg:width="0cm" svg:height="0cm" svg:x="4.42cm" svg:y="16.827cm" svg:viewBox="0 0 0 0" draw:points="0,0">
          <text:p/>
        </draw:polygon>
        <draw:line draw:style-name="gr8" draw:text-style-name="P2" draw:layer="layout" svg:x1="4.811cm" svg:y1="17.039cm" svg:x2="4.811cm" svg:y2="17.219cm">
          <text:p/>
        </draw:line>
        <draw:line draw:style-name="gr8" draw:text-style-name="P2" draw:layer="layout" svg:x1="4.811cm" svg:y1="17.22cm" svg:x2="5.352cm" svg:y2="16.979cm">
          <text:p/>
        </draw:line>
        <draw:line draw:style-name="gr8" draw:text-style-name="P2" draw:layer="layout" svg:x1="5.351cm" svg:y1="16.979cm" svg:x2="5.351cm" svg:y2="16.799cm">
          <text:p/>
        </draw:line>
        <draw:line draw:style-name="gr8" draw:text-style-name="P2" draw:layer="layout" svg:x1="4.671cm" svg:y1="16.8cm" svg:x2="3.538cm" svg:y2="16.294cm">
          <text:p/>
        </draw:line>
        <draw:path draw:style-name="gr8" draw:text-style-name="P2" draw:layer="layout" svg:width="0.144cm" svg:height="0.244cm" svg:x="4.667cm" svg:y="16.795cm" svg:viewBox="0 0 145 245" svg:d="M145 245c0-99-63-209-145-245">
          <text:p/>
        </draw:path>
        <draw:path draw:style-name="gr8" draw:text-style-name="P2" draw:layer="layout" svg:width="0.081cm" svg:height="0.014cm" svg:x="3.457cm" svg:y="16.284cm" svg:viewBox="0 0 82 15" svg:d="M82 15c-29-19-58-19-82-7">
          <text:p/>
        </draw:path>
        <draw:path draw:style-name="gr8" draw:text-style-name="P2" draw:layer="layout" svg:width="0.063cm" svg:height="0.123cm" svg:x="3.397cm" svg:y="16.291cm" svg:viewBox="0 0 64 124" svg:d="M64 0c-43 18-64 61-64 124">
          <text:p/>
        </draw:path>
        <draw:line draw:style-name="gr8" draw:text-style-name="P2" draw:layer="layout" svg:x1="3.397cm" svg:y1="16.411cm" svg:x2="3.397cm" svg:y2="16.947cm">
          <text:p/>
        </draw:line>
        <draw:line draw:style-name="gr8" draw:text-style-name="P2" draw:layer="layout" svg:x1="4.667cm" svg:y1="17.155cm" svg:x2="4.812cm" svg:y2="17.22cm">
          <text:p/>
        </draw:line>
        <draw:path draw:style-name="gr8" draw:text-style-name="P2" draw:layer="layout" svg:width="0.141cm" svg:height="0.243cm" svg:x="3.397cm" svg:y="16.947cm" svg:viewBox="0 0 142 244" svg:d="M0 0c0 102 64 209 142 244">
          <text:p/>
        </draw:path>
        <draw:line draw:style-name="gr8" draw:text-style-name="P2" draw:layer="layout" svg:x1="3.538cm" svg:y1="16.654cm" svg:x2="4.671cm" svg:y2="17.156cm">
          <text:p/>
        </draw:line>
        <draw:line draw:style-name="gr8" draw:text-style-name="P2" draw:layer="layout" svg:x1="4.671cm" svg:y1="17.696cm" svg:x2="3.538cm" svg:y2="17.19cm">
          <text:p/>
        </draw:line>
        <draw:line draw:style-name="gr8" draw:text-style-name="P2" draw:layer="layout" svg:x1="3.538cm" svg:y1="17.01cm" svg:x2="3.538cm" svg:y2="16.654cm">
          <text:p/>
        </draw:line>
        <draw:path draw:style-name="gr8" draw:text-style-name="P2" draw:layer="layout" svg:width="0.084cm" svg:height="0.014cm" svg:x="4.667cm" svg:y="17.691cm" svg:viewBox="0 0 85 15" svg:d="M0 0c32 19 60 19 85 4">
          <text:p/>
        </draw:path>
        <draw:path draw:style-name="gr8" draw:text-style-name="P2" draw:layer="layout" svg:width="0.06cm" svg:height="0.12cm" svg:x="4.751cm" svg:y="17.575cm" svg:viewBox="0 0 61 121" svg:d="M0 121c39-14 61-61 61-121">
          <text:p/>
        </draw:path>
        <draw:line draw:style-name="gr8" draw:text-style-name="P2" draw:layer="layout" svg:x1="4.671cm" svg:y1="17.516cm" svg:x2="3.538cm" svg:y2="17.01cm">
          <text:p/>
        </draw:line>
        <draw:line draw:style-name="gr8" draw:text-style-name="P2" draw:layer="layout" svg:x1="4.811cm" svg:y1="17.487cm" svg:x2="4.811cm" svg:y2="17.575cm">
          <text:p/>
        </draw:line>
        <draw:line draw:style-name="gr8" draw:text-style-name="P2" draw:layer="layout" svg:x1="4.667cm" svg:y1="17.423cm" svg:x2="4.667cm" svg:y2="17.515cm">
          <text:p/>
        </draw:line>
        <draw:line draw:style-name="gr8" draw:text-style-name="P2" draw:layer="layout" svg:x1="4.812cm" svg:y1="17.488cm" svg:x2="4.667cm" svg:y2="17.423cm">
          <text:p/>
        </draw:line>
        <draw:path draw:style-name="gr8" draw:text-style-name="P2" draw:layer="layout" svg:width="0.056cm" svg:height="0.081cm" svg:x="5.295cm" svg:y="16.439cm" svg:viewBox="0 0 57 82" svg:d="M57 0c-36 25-54 54-57 82">
          <text:p/>
        </draw:path>
        <draw:path draw:style-name="gr8" draw:text-style-name="P2" draw:layer="layout" svg:width="0.056cm" svg:height="0.268cm" svg:x="5.295cm" svg:y="16.531cm" svg:viewBox="0 0 57 269" svg:d="M57 269c0-32-8-68-15-100-11-39-21-74-28-99-11-32-14-53-14-70">
          <text:p/>
        </draw:path>
        <draw:path draw:style-name="gr8" draw:text-style-name="P2" draw:layer="layout" svg:width="0cm" svg:height="0.01cm" svg:x="5.295cm" svg:y="16.52cm" svg:viewBox="0 0 0 11" svg:d="M0 11c0-4 0-7 0-11">
          <text:p/>
        </draw:path>
        <draw:line draw:style-name="gr8" draw:text-style-name="P2" draw:layer="layout" svg:x1="5.351cm" svg:y1="16.799cm" svg:x2="5.351cm" svg:y2="16.439cm">
          <text:p/>
        </draw:line>
        <draw:line draw:style-name="gr8" draw:text-style-name="P2" draw:layer="layout" svg:x1="4.282cm" svg:y1="15.966cm" svg:x2="5.352cm" svg:y2="16.44cm">
          <text:p/>
        </draw:line>
        <draw:path draw:style-name="gr8" draw:text-style-name="P2" draw:layer="layout" svg:width="0cm" svg:height="0.013cm" svg:x="5.164cm" svg:y="16.566cm" svg:viewBox="0 0 0 14" svg:d="M0 14c0-7 0-11 0-14">
          <text:p/>
        </draw:path>
        <draw:path draw:style-name="gr8" draw:text-style-name="P2" draw:layer="layout" svg:width="0.55cm" svg:height="0.124cm" svg:x="4.614cm" svg:y="16.442cm" svg:viewBox="0 0 551 125" svg:d="M551 125c0-68-120-125-275-125-148 0-276 57-276 125">
          <text:p/>
        </draw:path>
        <draw:path draw:style-name="gr8" draw:text-style-name="P2" draw:layer="layout" svg:width="0.081cm" svg:height="0.088cm" svg:x="4.614cm" svg:y="16.566cm" svg:viewBox="0 0 82 89" svg:d="M0 0c0 33 28 64 82 89">
          <text:p/>
        </draw:path>
        <draw:path draw:style-name="gr8" draw:text-style-name="P2" draw:layer="layout" svg:width="0.222cm" svg:height="0.037cm" svg:x="4.695cm" svg:y="16.651cm" svg:viewBox="0 0 223 38" svg:d="M0 0c60 28 142 43 223 36">
          <text:p/>
        </draw:path>
        <draw:path draw:style-name="gr8" draw:text-style-name="P2" draw:layer="layout" svg:width="0.47cm" svg:height="0.123cm" svg:x="3.989cm" svg:y="16.252cm" svg:viewBox="0 0 471 124" svg:d="M0 89c78 32 198 46 300 25 103-18 171-64 171-114">
          <text:p/>
        </draw:path>
        <draw:path draw:style-name="gr8" draw:text-style-name="P2" draw:layer="layout" svg:width="0.551cm" svg:height="0.123cm" svg:x="3.908cm" svg:y="16.129cm" svg:viewBox="0 0 552 124" svg:d="M552 124c0-67-124-124-276-124s-276 57-276 124">
          <text:p/>
        </draw:path>
        <draw:path draw:style-name="gr8" draw:text-style-name="P2" draw:layer="layout" svg:width="0.081cm" svg:height="0.088cm" svg:x="3.908cm" svg:y="16.252cm" svg:viewBox="0 0 82 89" svg:d="M0 0c0 32 30 63 82 89">
          <text:p/>
        </draw:path>
        <draw:path draw:style-name="gr8" draw:text-style-name="P2" draw:layer="layout" svg:width="0.081cm" svg:height="0.011cm" svg:x="4.201cm" svg:y="15.955cm" svg:viewBox="0 0 82 12" svg:d="M82 12c-33-15-61-15-82-3">
          <text:p/>
        </draw:path>
        <draw:line draw:style-name="gr8" draw:text-style-name="P2" draw:layer="layout" svg:x1="3.538cm" svg:y1="17.015cm" svg:x2="3.945cm" svg:y2="16.834cm">
          <text:p/>
        </draw:line>
        <draw:path draw:style-name="gr8" draw:text-style-name="P2" draw:layer="layout" svg:width="0.039cm" svg:height="0.113cm" svg:x="5.312cm" svg:y="17.335cm" svg:viewBox="0 0 40 114" svg:d="M0 114c7-4 14-14 25-32 8-18 15-47 15-82">
          <text:p/>
        </draw:path>
        <draw:line draw:style-name="gr8" draw:text-style-name="P2" draw:layer="layout" svg:x1="5.352cm" svg:y1="17.16cm" svg:x2="5.15cm" svg:y2="17.067cm">
          <text:p/>
        </draw:line>
        <draw:path draw:style-name="gr8" draw:text-style-name="P2" draw:layer="layout" svg:width="0.046cm" svg:height="0.046cm" svg:x="5.305cm" svg:y="17.155cm" svg:viewBox="0 0 47 47" svg:d="M47 0c-22 19-36 33-47 47">
          <text:p/>
        </draw:path>
        <draw:line draw:style-name="gr8" draw:text-style-name="P2" draw:layer="layout" svg:x1="4.811cm" svg:y1="17.488cm" svg:x2="5.352cm" svg:y2="17.247cm">
          <text:p/>
        </draw:line>
        <draw:line draw:style-name="gr8" draw:text-style-name="P2" draw:layer="layout" svg:x1="5.351cm" svg:y1="17.335cm" svg:x2="5.351cm" svg:y2="17.247cm">
          <text:p/>
        </draw:line>
        <draw:line draw:style-name="gr8" draw:text-style-name="P2" draw:layer="layout" svg:x1="5.295cm" svg:y1="17.169cm" svg:x2="5.295cm" svg:y2="17.145cm">
          <text:p/>
        </draw:line>
        <draw:line draw:style-name="gr8" draw:text-style-name="P2" draw:layer="layout" svg:x1="4.667cm" svg:y1="17.424cm" svg:x2="5.296cm" svg:y2="17.145cm">
          <text:p/>
        </draw:line>
        <draw:path draw:style-name="gr8" draw:text-style-name="P2" draw:layer="layout" svg:width="0cm" svg:height="0.013cm" svg:x="5.295cm" svg:y="17.145cm" svg:viewBox="0 0 0 14" svg:d="M0 0c0 3 0 10 0 14">
          <text:p/>
        </draw:path>
        <draw:path draw:style-name="gr8" draw:text-style-name="P2" draw:layer="layout" svg:width="0.056cm" svg:height="0.088cm" svg:x="5.295cm" svg:y="17.159cm" svg:viewBox="0 0 57 89" svg:d="M0 0c0 28 21 61 57 89">
          <text:p/>
        </draw:path>
        <draw:line draw:style-name="gr8" draw:text-style-name="P2" draw:layer="layout" svg:x1="5.351cm" svg:y1="17.247cm" svg:x2="5.351cm" svg:y2="17.155cm">
          <text:p/>
        </draw:line>
        <draw:line draw:style-name="gr8" draw:text-style-name="P2" draw:layer="layout" svg:x1="3.457cm" svg:y1="16.292cm" svg:x2="4.202cm" svg:y2="15.963cm">
          <text:p/>
        </draw:line>
        <draw:line draw:style-name="gr8" draw:text-style-name="P2" draw:layer="layout" svg:x1="5.313cm" svg:y1="17.448cm" svg:x2="4.751cm" svg:y2="17.696cm">
          <text:p/>
        </draw:line>
        <draw:frame draw:style-name="gr12" draw:text-style-name="P5" draw:layer="layout" svg:width="9.04cm" svg:height="0.623cm" svg:x="19.535cm" svg:y="8.509cm">
          <draw:text-box>
            <text:p text:style-name="P4"><text:span text:style-name="T1">2X M3 Brass Inserts [HD-MS0030]</text:span></text:p>
          </draw:text-box>
        </draw:frame>
        <draw:frame draw:style-name="gr13" draw:text-style-name="P6" draw:layer="layout" svg:width="0.119cm" svg:height="0.141cm" svg:x="27.82cm" svg:y="8.899cm">
          <draw:text-box>
            <text:p text:style-name="P4"><text:span text:style-name="T2"><text:s/></text:span></text:p>
          </draw:text-box>
        </draw:frame>
        <draw:frame draw:style-name="gr14" draw:text-style-name="P7" draw:layer="layout" svg:width="0.666cm" svg:height="0.78cm" svg:x="27.637cm" svg:y="19.264cm">
          <draw:text-box>
            <text:p text:style-name="P4"><text:span text:style-name="T3">X</text:span></text:p>
          </draw:text-box>
        </draw:frame>
        <draw:frame draw:style-name="gr13" draw:text-style-name="P6" draw:layer="layout" svg:width="0.119cm" svg:height="0.141cm" svg:x="28.046cm" svg:y="19.768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7:02:39.289927846</dc:date>
    <meta:editing-duration>PT22S</meta:editing-duration>
    <meta:editing-cycles>1</meta:editing-cycles>
    <meta:document-statistic meta:object-count="406"/>
    <meta:generator>LibreOffice/5.2.7.2$Linux_X86_64 LibreOffice_project/20m0$Build-2</meta:generator>
  </office:meta>
</office:document-meta>
</file>